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2.865cm"/>
    </style:style>
    <style:style style:name="co9" style:family="table-column">
      <style:table-column-properties fo:break-before="auto" style:column-width="2.471cm"/>
    </style:style>
    <style:style style:name="co10" style:family="table-column">
      <style:table-column-properties fo:break-before="auto" style:column-width="2.902cm"/>
    </style:style>
    <style:style style:name="co11" style:family="table-column">
      <style:table-column-properties fo:break-before="auto" style:column-width="2.9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shapes>
          <draw:frame draw:z-index="0" draw:style-name="gr1" draw:text-style-name="P1" svg:width="45.362cm" svg:height="25.515cm" svg:x="44.094cm" svg:y="0cm">
            <draw:object draw:notify-on-update-of-ranges="Sheet1.A1:Sheet1.A1 Sheet1.A2:Sheet1.A257 Sheet1.F2:Sheet1.F257 Sheet1.F2:Sheet1.F257 Sheet1.B1:Sheet1.B1 Sheet1.B2:Sheet1.B257 Sheet1.G2:Sheet1.G257 Sheet1.G2:Sheet1.G257 Sheet1.C1:Sheet1.C1 Sheet1.C2:Sheet1.C257 Sheet1.H2:Sheet1.H257 Sheet1.H2:Sheet1.H257 Sheet1.D1:Sheet1.D1 Sheet1.D2:Sheet1.D257 Sheet1.I2:Sheet1.I257 Sheet1.I2:Sheet1.I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.341cm" svg:height="25.503cm" svg:x="44.085cm" svg:y="26.19cm">
            <draw:object draw:notify-on-update-of-ranges="Sheet1.L1:Sheet1.O1 Sheet1.K2:Sheet1.K2 Sheet1.L2:Sheet1.O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Fast No Draw, CPF</text:p>
          </table:table-cell>
          <table:table-cell office:value-type="string" calcext:value-type="string">
            <text:p>Fast Draw, CPF</text:p>
          </table:table-cell>
          <table:table-cell office:value-type="string" calcext:value-type="string">
            <text:p>Slow No Draw, CPF</text:p>
          </table:table-cell>
          <table:table-cell office:value-type="string" calcext:value-type="string">
            <text:p>Slow Draw, CPF</text:p>
          </table:table-cell>
          <table:table-cell/>
          <table:table-cell office:value-type="string" calcext:value-type="string">
            <text:p>FND_ERR, CPF</text:p>
          </table:table-cell>
          <table:table-cell office:value-type="string" calcext:value-type="string">
            <text:p>FD_ERR, CPF</text:p>
          </table:table-cell>
          <table:table-cell office:value-type="string" calcext:value-type="string">
            <text:p>SND_ERR, CPF</text:p>
          </table:table-cell>
          <table:table-cell office:value-type="string" calcext:value-type="string">
            <text:p>SD_ERR, CPF</text:p>
          </table:table-cell>
          <table:table-cell table:number-columns-repeated="2"/>
          <table:table-cell office:value-type="string" calcext:value-type="string">
            <text:p>FN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657768348" calcext:value-type="float">
            <text:p>657768348</text:p>
          </table:table-cell>
          <table:table-cell office:value-type="float" office:value="692734716" calcext:value-type="float">
            <text:p>692734716</text:p>
          </table:table-cell>
          <table:table-cell office:value-type="float" office:value="9278438652" calcext:value-type="float">
            <text:p>9278438652</text:p>
          </table:table-cell>
          <table:table-cell office:value-type="float" office:value="1386540432" calcext:value-type="float">
            <text:p>138654043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/>
          <table:table-cell office:value-type="string" calcext:value-type="string">
            <text:p>AVG, CPF</text:p>
          </table:table-cell>
          <table:table-cell table:formula="of:=AVERAGE([.A2:.A257])" office:value-type="float" office:value="657721027.125" calcext:value-type="float">
            <text:p>657721027,125</text:p>
          </table:table-cell>
          <table:table-cell table:formula="of:=AVERAGE([.B2:.B257])" office:value-type="float" office:value="681144529.5" calcext:value-type="float">
            <text:p>681144529,5</text:p>
          </table:table-cell>
          <table:table-cell table:formula="of:=AVERAGE([.C2:.C257])" office:value-type="float" office:value="9270379770.46875" calcext:value-type="float">
            <text:p>9270379770,46875</text:p>
          </table:table-cell>
          <table:table-cell table:formula="of:=AVERAGE([.D2:.D257])" office:value-type="float" office:value="1368784900.125" calcext:value-type="float">
            <text:p>1368784900,125</text:p>
          </table:table-cell>
        </table:table-row>
        <table:table-row table:style-name="ro1">
          <table:table-cell office:value-type="float" office:value="660891024" calcext:value-type="float">
            <text:p>660891024</text:p>
          </table:table-cell>
          <table:table-cell office:value-type="float" office:value="693782280" calcext:value-type="float">
            <text:p>693782280</text:p>
          </table:table-cell>
          <table:table-cell office:value-type="float" office:value="9270840420" calcext:value-type="float">
            <text:p>9270840420</text:p>
          </table:table-cell>
          <table:table-cell office:value-type="float" office:value="1384787700" calcext:value-type="float">
            <text:p>13847877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/>
          <table:table-cell office:value-type="string" calcext:value-type="string">
            <text:p>STDEV, CPF</text:p>
          </table:table-cell>
          <table:table-cell table:formula="of:=COM.MICROSOFT.STDEV.P([.A2:.A257])" office:value-type="float" office:value="3782401.7284678" calcext:value-type="float">
            <text:p>3782401,7284678</text:p>
          </table:table-cell>
          <table:table-cell table:formula="of:=COM.MICROSOFT.STDEV.P([.B2:.B257])" office:value-type="float" office:value="3965221.7576774" calcext:value-type="float">
            <text:p>3965221,7576774</text:p>
          </table:table-cell>
          <table:table-cell table:formula="of:=COM.MICROSOFT.STDEV.P([.C2:.C257])" office:value-type="float" office:value="9882427.62603649" calcext:value-type="float">
            <text:p>9882427,62603649</text:p>
          </table:table-cell>
          <table:table-cell table:formula="of:=COM.MICROSOFT.STDEV.P([.D2:.D257])" office:value-type="float" office:value="2621544.38956998" calcext:value-type="float">
            <text:p>2621544,38956998</text:p>
          </table:table-cell>
        </table:table-row>
        <table:table-row table:style-name="ro1">
          <table:table-cell office:value-type="float" office:value="656173620" calcext:value-type="float">
            <text:p>656173620</text:p>
          </table:table-cell>
          <table:table-cell office:value-type="float" office:value="692267544" calcext:value-type="float">
            <text:p>692267544</text:p>
          </table:table-cell>
          <table:table-cell office:value-type="float" office:value="9274912704" calcext:value-type="float">
            <text:p>9274912704</text:p>
          </table:table-cell>
          <table:table-cell office:value-type="float" office:value="1371411144" calcext:value-type="float">
            <text:p>13714111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/>
          <table:table-cell office:value-type="string" calcext:value-type="string">
            <text:p>REL_STDEV, %</text:p>
          </table:table-cell>
          <table:table-cell table:formula="of:=[.L3] / [.L2] * 100" office:value-type="float" office:value="0.575076905325843" calcext:value-type="float">
            <text:p>0,575076905325843</text:p>
          </table:table-cell>
          <table:table-cell table:formula="of:=[.M3] / [.M2] * 100" office:value-type="float" office:value="0.582141026749214" calcext:value-type="float">
            <text:p>0,582141026749214</text:p>
          </table:table-cell>
          <table:table-cell table:formula="of:=[.N3] / [.N2] * 100" office:value-type="float" office:value="0.106602187512506" calcext:value-type="float">
            <text:p>0,106602187512506</text:p>
          </table:table-cell>
          <table:table-cell table:formula="of:=[.O3] / [.O2] * 100" office:value-type="float" office:value="0.191523473800053" calcext:value-type="float">
            <text:p>0,191523473800053</text:p>
          </table:table-cell>
        </table:table-row>
        <table:table-row table:style-name="ro1">
          <table:table-cell office:value-type="float" office:value="662342400" calcext:value-type="float">
            <text:p>662342400</text:p>
          </table:table-cell>
          <table:table-cell office:value-type="float" office:value="682090128" calcext:value-type="float">
            <text:p>682090128</text:p>
          </table:table-cell>
          <table:table-cell office:value-type="float" office:value="9273192408" calcext:value-type="float">
            <text:p>9273192408</text:p>
          </table:table-cell>
          <table:table-cell office:value-type="float" office:value="1368460368" calcext:value-type="float">
            <text:p>136846036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/>
          <table:table-cell office:value-type="string" calcext:value-type="string">
            <text:p>ERR</text:p>
          </table:table-cell>
          <table:table-cell table:formula="of:=COM.MICROSOFT.CONFIDENCE.T(0.01; [.L3]; 256)" office:value-type="float" office:value="613516.549367241" calcext:value-type="float">
            <text:p>613516,549367241</text:p>
          </table:table-cell>
          <table:table-cell table:formula="of:=COM.MICROSOFT.CONFIDENCE.T(0.01; [.M3]; 256)" office:value-type="float" office:value="643170.489251975" calcext:value-type="float">
            <text:p>643170,489251975</text:p>
          </table:table-cell>
          <table:table-cell table:formula="of:=COM.MICROSOFT.CONFIDENCE.T(0.01; [.N3]; 256)" office:value-type="float" office:value="1602958.47235493" calcext:value-type="float">
            <text:p>1602958,47235493</text:p>
          </table:table-cell>
          <table:table-cell table:formula="of:=COM.MICROSOFT.CONFIDENCE.T(0.01; [.O3]; 256)" office:value-type="float" office:value="425222.116359796" calcext:value-type="float">
            <text:p>425222,116359796</text:p>
          </table:table-cell>
        </table:table-row>
        <table:table-row table:style-name="ro1">
          <table:table-cell office:value-type="float" office:value="653897340" calcext:value-type="float">
            <text:p>653897340</text:p>
          </table:table-cell>
          <table:table-cell office:value-type="float" office:value="679019220" calcext:value-type="float">
            <text:p>679019220</text:p>
          </table:table-cell>
          <table:table-cell office:value-type="float" office:value="9269801712" calcext:value-type="float">
            <text:p>9269801712</text:p>
          </table:table-cell>
          <table:table-cell office:value-type="float" office:value="1367332164" calcext:value-type="float">
            <text:p>13673321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5153992" calcext:value-type="float">
            <text:p>655153992</text:p>
          </table:table-cell>
          <table:table-cell office:value-type="float" office:value="683910792" calcext:value-type="float">
            <text:p>683910792</text:p>
          </table:table-cell>
          <table:table-cell office:value-type="float" office:value="9269853804" calcext:value-type="float">
            <text:p>9269853804</text:p>
          </table:table-cell>
          <table:table-cell office:value-type="float" office:value="1366777116" calcext:value-type="float">
            <text:p>13667771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625224" calcext:value-type="float">
            <text:p>654625224</text:p>
          </table:table-cell>
          <table:table-cell office:value-type="float" office:value="683173584" calcext:value-type="float">
            <text:p>683173584</text:p>
          </table:table-cell>
          <table:table-cell office:value-type="float" office:value="9276508800" calcext:value-type="float">
            <text:p>9276508800</text:p>
          </table:table-cell>
          <table:table-cell office:value-type="float" office:value="1370270304" calcext:value-type="float">
            <text:p>13702703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/>
          <table:table-cell office:value-type="string" calcext:value-type="string">
            <text:p>ND Boost</text:p>
          </table:table-cell>
          <table:table-cell table:formula="of:=[.N2] / [.L2]" office:value-type="float" office:value="14.0946987980467" calcext:value-type="float">
            <text:p>14,0946987980467</text:p>
          </table:table-cell>
          <table:table-cell table:number-columns-repeated="3"/>
        </table:table-row>
        <table:table-row table:style-name="ro1">
          <table:table-cell office:value-type="float" office:value="653071716" calcext:value-type="float">
            <text:p>653071716</text:p>
          </table:table-cell>
          <table:table-cell office:value-type="float" office:value="683238168" calcext:value-type="float">
            <text:p>683238168</text:p>
          </table:table-cell>
          <table:table-cell office:value-type="float" office:value="9272294352" calcext:value-type="float">
            <text:p>9272294352</text:p>
          </table:table-cell>
          <table:table-cell office:value-type="float" office:value="1371776508" calcext:value-type="float">
            <text:p>137177650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/>
          <table:table-cell office:value-type="string" calcext:value-type="string">
            <text:p>D Boost</text:p>
          </table:table-cell>
          <table:table-cell table:formula="of:=[.O2] / [.M2]" office:value-type="float" office:value="2.00953665608937" calcext:value-type="float">
            <text:p>2,00953665608937</text:p>
          </table:table-cell>
          <table:table-cell table:number-columns-repeated="3"/>
        </table:table-row>
        <table:table-row table:style-name="ro1">
          <table:table-cell office:value-type="float" office:value="651463200" calcext:value-type="float">
            <text:p>651463200</text:p>
          </table:table-cell>
          <table:table-cell office:value-type="float" office:value="680749632" calcext:value-type="float">
            <text:p>680749632</text:p>
          </table:table-cell>
          <table:table-cell office:value-type="float" office:value="9270020952" calcext:value-type="float">
            <text:p>9270020952</text:p>
          </table:table-cell>
          <table:table-cell office:value-type="float" office:value="1368104724" calcext:value-type="float">
            <text:p>13681047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854860" calcext:value-type="float">
            <text:p>653854860</text:p>
          </table:table-cell>
          <table:table-cell office:value-type="float" office:value="681238260" calcext:value-type="float">
            <text:p>681238260</text:p>
          </table:table-cell>
          <table:table-cell office:value-type="float" office:value="9273683232" calcext:value-type="float">
            <text:p>9273683232</text:p>
          </table:table-cell>
          <table:table-cell office:value-type="float" office:value="1367646552" calcext:value-type="float">
            <text:p>13676465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5352820" calcext:value-type="float">
            <text:p>655352820</text:p>
          </table:table-cell>
          <table:table-cell office:value-type="float" office:value="682928532" calcext:value-type="float">
            <text:p>682928532</text:p>
          </table:table-cell>
          <table:table-cell office:value-type="float" office:value="9275774724" calcext:value-type="float">
            <text:p>9275774724</text:p>
          </table:table-cell>
          <table:table-cell office:value-type="float" office:value="1368536940" calcext:value-type="float">
            <text:p>136853694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981300" calcext:value-type="float">
            <text:p>654981300</text:p>
          </table:table-cell>
          <table:table-cell office:value-type="float" office:value="681435612" calcext:value-type="float">
            <text:p>681435612</text:p>
          </table:table-cell>
          <table:table-cell office:value-type="float" office:value="9277825140" calcext:value-type="float">
            <text:p>9277825140</text:p>
          </table:table-cell>
          <table:table-cell office:value-type="float" office:value="1368265104" calcext:value-type="float">
            <text:p>13682651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986188" calcext:value-type="float">
            <text:p>653986188</text:p>
          </table:table-cell>
          <table:table-cell office:value-type="float" office:value="684272088" calcext:value-type="float">
            <text:p>684272088</text:p>
          </table:table-cell>
          <table:table-cell office:value-type="float" office:value="9279228492" calcext:value-type="float">
            <text:p>9279228492</text:p>
          </table:table-cell>
          <table:table-cell office:value-type="float" office:value="1368131652" calcext:value-type="float">
            <text:p>13681316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955228" calcext:value-type="float">
            <text:p>653955228</text:p>
          </table:table-cell>
          <table:table-cell office:value-type="float" office:value="680472684" calcext:value-type="float">
            <text:p>680472684</text:p>
          </table:table-cell>
          <table:table-cell office:value-type="float" office:value="9273467772" calcext:value-type="float">
            <text:p>9273467772</text:p>
          </table:table-cell>
          <table:table-cell office:value-type="float" office:value="1367815752" calcext:value-type="float">
            <text:p>13678157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80618664" calcext:value-type="float">
            <text:p>680618664</text:p>
          </table:table-cell>
          <table:table-cell office:value-type="float" office:value="682483896" calcext:value-type="float">
            <text:p>682483896</text:p>
          </table:table-cell>
          <table:table-cell office:value-type="float" office:value="9280155420" calcext:value-type="float">
            <text:p>9280155420</text:p>
          </table:table-cell>
          <table:table-cell office:value-type="float" office:value="1367608896" calcext:value-type="float">
            <text:p>13676088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5508916" calcext:value-type="float">
            <text:p>655508916</text:p>
          </table:table-cell>
          <table:table-cell office:value-type="float" office:value="681547248" calcext:value-type="float">
            <text:p>681547248</text:p>
          </table:table-cell>
          <table:table-cell office:value-type="float" office:value="9269573616" calcext:value-type="float">
            <text:p>9269573616</text:p>
          </table:table-cell>
          <table:table-cell office:value-type="float" office:value="1367595036" calcext:value-type="float">
            <text:p>136759503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101100" calcext:value-type="float">
            <text:p>654101100</text:p>
          </table:table-cell>
          <table:table-cell office:value-type="float" office:value="682428924" calcext:value-type="float">
            <text:p>682428924</text:p>
          </table:table-cell>
          <table:table-cell office:value-type="float" office:value="9271856988" calcext:value-type="float">
            <text:p>9271856988</text:p>
          </table:table-cell>
          <table:table-cell office:value-type="float" office:value="1367528904" calcext:value-type="float">
            <text:p>13675289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556420" calcext:value-type="float">
            <text:p>653556420</text:p>
          </table:table-cell>
          <table:table-cell office:value-type="float" office:value="685170144" calcext:value-type="float">
            <text:p>685170144</text:p>
          </table:table-cell>
          <table:table-cell office:value-type="float" office:value="9272288880" calcext:value-type="float">
            <text:p>9272288880</text:p>
          </table:table-cell>
          <table:table-cell office:value-type="float" office:value="1367432136" calcext:value-type="float">
            <text:p>136743213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6273600" calcext:value-type="float">
            <text:p>666273600</text:p>
          </table:table-cell>
          <table:table-cell office:value-type="float" office:value="680914980" calcext:value-type="float">
            <text:p>680914980</text:p>
          </table:table-cell>
          <table:table-cell office:value-type="float" office:value="9272431188" calcext:value-type="float">
            <text:p>9272431188</text:p>
          </table:table-cell>
          <table:table-cell office:value-type="float" office:value="1367481132" calcext:value-type="float">
            <text:p>136748113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75733068" calcext:value-type="float">
            <text:p>675733068</text:p>
          </table:table-cell>
          <table:table-cell office:value-type="float" office:value="683996076" calcext:value-type="float">
            <text:p>683996076</text:p>
          </table:table-cell>
          <table:table-cell office:value-type="float" office:value="9263357892" calcext:value-type="float">
            <text:p>9263357892</text:p>
          </table:table-cell>
          <table:table-cell office:value-type="float" office:value="1367557020" calcext:value-type="float">
            <text:p>13675570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296380" calcext:value-type="float">
            <text:p>656296380</text:p>
          </table:table-cell>
          <table:table-cell office:value-type="float" office:value="692048664" calcext:value-type="float">
            <text:p>692048664</text:p>
          </table:table-cell>
          <table:table-cell office:value-type="float" office:value="9264447972" calcext:value-type="float">
            <text:p>9264447972</text:p>
          </table:table-cell>
          <table:table-cell office:value-type="float" office:value="1375988976" calcext:value-type="float">
            <text:p>137598897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8588968" calcext:value-type="float">
            <text:p>658588968</text:p>
          </table:table-cell>
          <table:table-cell office:value-type="float" office:value="679961772" calcext:value-type="float">
            <text:p>679961772</text:p>
          </table:table-cell>
          <table:table-cell office:value-type="float" office:value="9267038316" calcext:value-type="float">
            <text:p>9267038316</text:p>
          </table:table-cell>
          <table:table-cell office:value-type="float" office:value="1368367380" calcext:value-type="float">
            <text:p>13683673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8826280" calcext:value-type="float">
            <text:p>658826280</text:p>
          </table:table-cell>
          <table:table-cell office:value-type="float" office:value="682735176" calcext:value-type="float">
            <text:p>682735176</text:p>
          </table:table-cell>
          <table:table-cell office:value-type="float" office:value="9270126072" calcext:value-type="float">
            <text:p>9270126072</text:p>
          </table:table-cell>
          <table:table-cell office:value-type="float" office:value="1368070236" calcext:value-type="float">
            <text:p>136807023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464140" calcext:value-type="float">
            <text:p>656464140</text:p>
          </table:table-cell>
          <table:table-cell office:value-type="float" office:value="686045592" calcext:value-type="float">
            <text:p>686045592</text:p>
          </table:table-cell>
          <table:table-cell office:value-type="float" office:value="9272898936" calcext:value-type="float">
            <text:p>9272898936</text:p>
          </table:table-cell>
          <table:table-cell office:value-type="float" office:value="1367623764" calcext:value-type="float">
            <text:p>13676237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194616" calcext:value-type="float">
            <text:p>657194616</text:p>
          </table:table-cell>
          <table:table-cell office:value-type="float" office:value="679017888" calcext:value-type="float">
            <text:p>679017888</text:p>
          </table:table-cell>
          <table:table-cell office:value-type="float" office:value="9268172568" calcext:value-type="float">
            <text:p>9268172568</text:p>
          </table:table-cell>
          <table:table-cell office:value-type="float" office:value="1367492724" calcext:value-type="float">
            <text:p>13674927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306460" calcext:value-type="float">
            <text:p>656306460</text:p>
          </table:table-cell>
          <table:table-cell office:value-type="float" office:value="679013856" calcext:value-type="float">
            <text:p>679013856</text:p>
          </table:table-cell>
          <table:table-cell office:value-type="float" office:value="9271797264" calcext:value-type="float">
            <text:p>9271797264</text:p>
          </table:table-cell>
          <table:table-cell office:value-type="float" office:value="1367307576" calcext:value-type="float">
            <text:p>136730757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990660" calcext:value-type="float">
            <text:p>654990660</text:p>
          </table:table-cell>
          <table:table-cell office:value-type="float" office:value="680045868" calcext:value-type="float">
            <text:p>680045868</text:p>
          </table:table-cell>
          <table:table-cell office:value-type="float" office:value="9272065176" calcext:value-type="float">
            <text:p>9272065176</text:p>
          </table:table-cell>
          <table:table-cell office:value-type="float" office:value="1367534196" calcext:value-type="float">
            <text:p>13675341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812992" calcext:value-type="float">
            <text:p>653812992</text:p>
          </table:table-cell>
          <table:table-cell office:value-type="float" office:value="683000388" calcext:value-type="float">
            <text:p>683000388</text:p>
          </table:table-cell>
          <table:table-cell office:value-type="float" office:value="9268913808" calcext:value-type="float">
            <text:p>9268913808</text:p>
          </table:table-cell>
          <table:table-cell office:value-type="float" office:value="1367454744" calcext:value-type="float">
            <text:p>13674547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118200" calcext:value-type="float">
            <text:p>654118200</text:p>
          </table:table-cell>
          <table:table-cell office:value-type="float" office:value="683142948" calcext:value-type="float">
            <text:p>683142948</text:p>
          </table:table-cell>
          <table:table-cell office:value-type="float" office:value="9273732876" calcext:value-type="float">
            <text:p>9273732876</text:p>
          </table:table-cell>
          <table:table-cell office:value-type="float" office:value="1367644320" calcext:value-type="float">
            <text:p>13676443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1135680" calcext:value-type="float">
            <text:p>661135680</text:p>
          </table:table-cell>
          <table:table-cell office:value-type="float" office:value="683410572" calcext:value-type="float">
            <text:p>683410572</text:p>
          </table:table-cell>
          <table:table-cell office:value-type="float" office:value="9270660312" calcext:value-type="float">
            <text:p>9270660312</text:p>
          </table:table-cell>
          <table:table-cell office:value-type="float" office:value="1367721972" calcext:value-type="float">
            <text:p>136772197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2261148" calcext:value-type="float">
            <text:p>662261148</text:p>
          </table:table-cell>
          <table:table-cell office:value-type="float" office:value="682812900" calcext:value-type="float">
            <text:p>682812900</text:p>
          </table:table-cell>
          <table:table-cell office:value-type="float" office:value="9268638084" calcext:value-type="float">
            <text:p>9268638084</text:p>
          </table:table-cell>
          <table:table-cell office:value-type="float" office:value="1368405360" calcext:value-type="float">
            <text:p>13684053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2017932" calcext:value-type="float">
            <text:p>662017932</text:p>
          </table:table-cell>
          <table:table-cell office:value-type="float" office:value="682613928" calcext:value-type="float">
            <text:p>682613928</text:p>
          </table:table-cell>
          <table:table-cell office:value-type="float" office:value="9264218616" calcext:value-type="float">
            <text:p>9264218616</text:p>
          </table:table-cell>
          <table:table-cell office:value-type="float" office:value="1368286920" calcext:value-type="float">
            <text:p>13682869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1982292" calcext:value-type="float">
            <text:p>661982292</text:p>
          </table:table-cell>
          <table:table-cell office:value-type="float" office:value="687386664" calcext:value-type="float">
            <text:p>687386664</text:p>
          </table:table-cell>
          <table:table-cell office:value-type="float" office:value="9273973104" calcext:value-type="float">
            <text:p>9273973104</text:p>
          </table:table-cell>
          <table:table-cell office:value-type="float" office:value="1367833680" calcext:value-type="float">
            <text:p>13678336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0217248" calcext:value-type="float">
            <text:p>660217248</text:p>
          </table:table-cell>
          <table:table-cell office:value-type="float" office:value="678227544" calcext:value-type="float">
            <text:p>678227544</text:p>
          </table:table-cell>
          <table:table-cell office:value-type="float" office:value="9271832940" calcext:value-type="float">
            <text:p>9271832940</text:p>
          </table:table-cell>
          <table:table-cell office:value-type="float" office:value="1370645928" calcext:value-type="float">
            <text:p>137064592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1630788" calcext:value-type="float">
            <text:p>661630788</text:p>
          </table:table-cell>
          <table:table-cell office:value-type="float" office:value="684500508" calcext:value-type="float">
            <text:p>684500508</text:p>
          </table:table-cell>
          <table:table-cell office:value-type="float" office:value="9275424840" calcext:value-type="float">
            <text:p>9275424840</text:p>
          </table:table-cell>
          <table:table-cell office:value-type="float" office:value="1367880912" calcext:value-type="float">
            <text:p>136788091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2980932" calcext:value-type="float">
            <text:p>662980932</text:p>
          </table:table-cell>
          <table:table-cell office:value-type="float" office:value="679823172" calcext:value-type="float">
            <text:p>679823172</text:p>
          </table:table-cell>
          <table:table-cell office:value-type="float" office:value="9268605252" calcext:value-type="float">
            <text:p>9268605252</text:p>
          </table:table-cell>
          <table:table-cell office:value-type="float" office:value="1367566020" calcext:value-type="float">
            <text:p>13675660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1472208" calcext:value-type="float">
            <text:p>661472208</text:p>
          </table:table-cell>
          <table:table-cell office:value-type="float" office:value="679762152" calcext:value-type="float">
            <text:p>679762152</text:p>
          </table:table-cell>
          <table:table-cell office:value-type="float" office:value="9271934208" calcext:value-type="float">
            <text:p>9271934208</text:p>
          </table:table-cell>
          <table:table-cell office:value-type="float" office:value="1367596440" calcext:value-type="float">
            <text:p>136759644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1257720" calcext:value-type="float">
            <text:p>661257720</text:p>
          </table:table-cell>
          <table:table-cell office:value-type="float" office:value="682494696" calcext:value-type="float">
            <text:p>682494696</text:p>
          </table:table-cell>
          <table:table-cell office:value-type="float" office:value="9272712060" calcext:value-type="float">
            <text:p>9272712060</text:p>
          </table:table-cell>
          <table:table-cell office:value-type="float" office:value="1370325312" calcext:value-type="float">
            <text:p>137032531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3006384" calcext:value-type="float">
            <text:p>663006384</text:p>
          </table:table-cell>
          <table:table-cell office:value-type="float" office:value="682701696" calcext:value-type="float">
            <text:p>682701696</text:p>
          </table:table-cell>
          <table:table-cell office:value-type="float" office:value="9270554328" calcext:value-type="float">
            <text:p>9270554328</text:p>
          </table:table-cell>
          <table:table-cell office:value-type="float" office:value="1367357508" calcext:value-type="float">
            <text:p>136735750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811096" calcext:value-type="float">
            <text:p>659811096</text:p>
          </table:table-cell>
          <table:table-cell office:value-type="float" office:value="680114628" calcext:value-type="float">
            <text:p>680114628</text:p>
          </table:table-cell>
          <table:table-cell office:value-type="float" office:value="9265551552" calcext:value-type="float">
            <text:p>9265551552</text:p>
          </table:table-cell>
          <table:table-cell office:value-type="float" office:value="1367534808" calcext:value-type="float">
            <text:p>136753480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0797892" calcext:value-type="float">
            <text:p>660797892</text:p>
          </table:table-cell>
          <table:table-cell office:value-type="float" office:value="685073880" calcext:value-type="float">
            <text:p>685073880</text:p>
          </table:table-cell>
          <table:table-cell office:value-type="float" office:value="9271825812" calcext:value-type="float">
            <text:p>9271825812</text:p>
          </table:table-cell>
          <table:table-cell office:value-type="float" office:value="1368643896" calcext:value-type="float">
            <text:p>13686438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2113980" calcext:value-type="float">
            <text:p>662113980</text:p>
          </table:table-cell>
          <table:table-cell office:value-type="float" office:value="687918708" calcext:value-type="float">
            <text:p>687918708</text:p>
          </table:table-cell>
          <table:table-cell office:value-type="float" office:value="9271646136" calcext:value-type="float">
            <text:p>9271646136</text:p>
          </table:table-cell>
          <table:table-cell office:value-type="float" office:value="1375206192" calcext:value-type="float">
            <text:p>13752061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0883752" calcext:value-type="float">
            <text:p>660883752</text:p>
          </table:table-cell>
          <table:table-cell office:value-type="float" office:value="682800696" calcext:value-type="float">
            <text:p>682800696</text:p>
          </table:table-cell>
          <table:table-cell office:value-type="float" office:value="9266961528" calcext:value-type="float">
            <text:p>9266961528</text:p>
          </table:table-cell>
          <table:table-cell office:value-type="float" office:value="1366514244" calcext:value-type="float">
            <text:p>13665142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0389364" calcext:value-type="float">
            <text:p>660389364</text:p>
          </table:table-cell>
          <table:table-cell office:value-type="float" office:value="682507728" calcext:value-type="float">
            <text:p>682507728</text:p>
          </table:table-cell>
          <table:table-cell office:value-type="float" office:value="9265625892" calcext:value-type="float">
            <text:p>9265625892</text:p>
          </table:table-cell>
          <table:table-cell office:value-type="float" office:value="1367461620" calcext:value-type="float">
            <text:p>13674616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1310568" calcext:value-type="float">
            <text:p>661310568</text:p>
          </table:table-cell>
          <table:table-cell office:value-type="float" office:value="685942776" calcext:value-type="float">
            <text:p>685942776</text:p>
          </table:table-cell>
          <table:table-cell office:value-type="float" office:value="9269321400" calcext:value-type="float">
            <text:p>9269321400</text:p>
          </table:table-cell>
          <table:table-cell office:value-type="float" office:value="1368098928" calcext:value-type="float">
            <text:p>136809892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2431968" calcext:value-type="float">
            <text:p>662431968</text:p>
          </table:table-cell>
          <table:table-cell office:value-type="float" office:value="680804676" calcext:value-type="float">
            <text:p>680804676</text:p>
          </table:table-cell>
          <table:table-cell office:value-type="float" office:value="9265813128" calcext:value-type="float">
            <text:p>9265813128</text:p>
          </table:table-cell>
          <table:table-cell office:value-type="float" office:value="1368188208" calcext:value-type="float">
            <text:p>136818820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2881392" calcext:value-type="float">
            <text:p>662881392</text:p>
          </table:table-cell>
          <table:table-cell office:value-type="float" office:value="682363944" calcext:value-type="float">
            <text:p>682363944</text:p>
          </table:table-cell>
          <table:table-cell office:value-type="float" office:value="9272733084" calcext:value-type="float">
            <text:p>9272733084</text:p>
          </table:table-cell>
          <table:table-cell office:value-type="float" office:value="1367951508" calcext:value-type="float">
            <text:p>136795150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76542960" calcext:value-type="float">
            <text:p>676542960</text:p>
          </table:table-cell>
          <table:table-cell office:value-type="float" office:value="681915852" calcext:value-type="float">
            <text:p>681915852</text:p>
          </table:table-cell>
          <table:table-cell office:value-type="float" office:value="9270472176" calcext:value-type="float">
            <text:p>9270472176</text:p>
          </table:table-cell>
          <table:table-cell office:value-type="float" office:value="1367739648" calcext:value-type="float">
            <text:p>136773964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0904056" calcext:value-type="float">
            <text:p>660904056</text:p>
          </table:table-cell>
          <table:table-cell office:value-type="float" office:value="683579772" calcext:value-type="float">
            <text:p>683579772</text:p>
          </table:table-cell>
          <table:table-cell office:value-type="float" office:value="9265686192" calcext:value-type="float">
            <text:p>9265686192</text:p>
          </table:table-cell>
          <table:table-cell office:value-type="float" office:value="1367469108" calcext:value-type="float">
            <text:p>136746910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81515172" calcext:value-type="float">
            <text:p>681515172</text:p>
          </table:table-cell>
          <table:table-cell office:value-type="float" office:value="691354944" calcext:value-type="float">
            <text:p>691354944</text:p>
          </table:table-cell>
          <table:table-cell office:value-type="float" office:value="9269261316" calcext:value-type="float">
            <text:p>9269261316</text:p>
          </table:table-cell>
          <table:table-cell office:value-type="float" office:value="1367298216" calcext:value-type="float">
            <text:p>13672982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763452" calcext:value-type="float">
            <text:p>657763452</text:p>
          </table:table-cell>
          <table:table-cell office:value-type="float" office:value="679856112" calcext:value-type="float">
            <text:p>679856112</text:p>
          </table:table-cell>
          <table:table-cell office:value-type="float" office:value="9262958868" calcext:value-type="float">
            <text:p>9262958868</text:p>
          </table:table-cell>
          <table:table-cell office:value-type="float" office:value="1367469648" calcext:value-type="float">
            <text:p>136746964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8032840" calcext:value-type="float">
            <text:p>658032840</text:p>
          </table:table-cell>
          <table:table-cell office:value-type="float" office:value="680376528" calcext:value-type="float">
            <text:p>680376528</text:p>
          </table:table-cell>
          <table:table-cell office:value-type="float" office:value="9267907356" calcext:value-type="float">
            <text:p>9267907356</text:p>
          </table:table-cell>
          <table:table-cell office:value-type="float" office:value="1367285508" calcext:value-type="float">
            <text:p>136728550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115180" calcext:value-type="float">
            <text:p>659115180</text:p>
          </table:table-cell>
          <table:table-cell office:value-type="float" office:value="679575348" calcext:value-type="float">
            <text:p>679575348</text:p>
          </table:table-cell>
          <table:table-cell office:value-type="float" office:value="9265877604" calcext:value-type="float">
            <text:p>9265877604</text:p>
          </table:table-cell>
          <table:table-cell office:value-type="float" office:value="1367392248" calcext:value-type="float">
            <text:p>136739224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8836684" calcext:value-type="float">
            <text:p>658836684</text:p>
          </table:table-cell>
          <table:table-cell office:value-type="float" office:value="680955048" calcext:value-type="float">
            <text:p>680955048</text:p>
          </table:table-cell>
          <table:table-cell office:value-type="float" office:value="9273143268" calcext:value-type="float">
            <text:p>9273143268</text:p>
          </table:table-cell>
          <table:table-cell office:value-type="float" office:value="1367251416" calcext:value-type="float">
            <text:p>13672514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8041408" calcext:value-type="float">
            <text:p>658041408</text:p>
          </table:table-cell>
          <table:table-cell office:value-type="float" office:value="685502172" calcext:value-type="float">
            <text:p>685502172</text:p>
          </table:table-cell>
          <table:table-cell office:value-type="float" office:value="9271518084" calcext:value-type="float">
            <text:p>9271518084</text:p>
          </table:table-cell>
          <table:table-cell office:value-type="float" office:value="1367236800" calcext:value-type="float">
            <text:p>13672368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709056" calcext:value-type="float">
            <text:p>657709056</text:p>
          </table:table-cell>
          <table:table-cell office:value-type="float" office:value="679845780" calcext:value-type="float">
            <text:p>679845780</text:p>
          </table:table-cell>
          <table:table-cell office:value-type="float" office:value="9261134928" calcext:value-type="float">
            <text:p>9261134928</text:p>
          </table:table-cell>
          <table:table-cell office:value-type="float" office:value="1367402940" calcext:value-type="float">
            <text:p>136740294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470736" calcext:value-type="float">
            <text:p>657470736</text:p>
          </table:table-cell>
          <table:table-cell office:value-type="float" office:value="683699256" calcext:value-type="float">
            <text:p>683699256</text:p>
          </table:table-cell>
          <table:table-cell office:value-type="float" office:value="9271216296" calcext:value-type="float">
            <text:p>9271216296</text:p>
          </table:table-cell>
          <table:table-cell office:value-type="float" office:value="1367274420" calcext:value-type="float">
            <text:p>13672744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430956" calcext:value-type="float">
            <text:p>657430956</text:p>
          </table:table-cell>
          <table:table-cell office:value-type="float" office:value="680486652" calcext:value-type="float">
            <text:p>680486652</text:p>
          </table:table-cell>
          <table:table-cell office:value-type="float" office:value="9271013580" calcext:value-type="float">
            <text:p>9271013580</text:p>
          </table:table-cell>
          <table:table-cell office:value-type="float" office:value="1367711460" calcext:value-type="float">
            <text:p>13677114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519120" calcext:value-type="float">
            <text:p>657519120</text:p>
          </table:table-cell>
          <table:table-cell office:value-type="float" office:value="681175980" calcext:value-type="float">
            <text:p>681175980</text:p>
          </table:table-cell>
          <table:table-cell office:value-type="float" office:value="9277837560" calcext:value-type="float">
            <text:p>9277837560</text:p>
          </table:table-cell>
          <table:table-cell office:value-type="float" office:value="1367248464" calcext:value-type="float">
            <text:p>13672484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496612" calcext:value-type="float">
            <text:p>656496612</text:p>
          </table:table-cell>
          <table:table-cell office:value-type="float" office:value="683856504" calcext:value-type="float">
            <text:p>683856504</text:p>
          </table:table-cell>
          <table:table-cell office:value-type="float" office:value="9269493732" calcext:value-type="float">
            <text:p>9269493732</text:p>
          </table:table-cell>
          <table:table-cell office:value-type="float" office:value="1367223624" calcext:value-type="float">
            <text:p>13672236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644292" calcext:value-type="float">
            <text:p>657644292</text:p>
          </table:table-cell>
          <table:table-cell office:value-type="float" office:value="683703468" calcext:value-type="float">
            <text:p>683703468</text:p>
          </table:table-cell>
          <table:table-cell office:value-type="float" office:value="9268760592" calcext:value-type="float">
            <text:p>9268760592</text:p>
          </table:table-cell>
          <table:table-cell office:value-type="float" office:value="1367270856" calcext:value-type="float">
            <text:p>136727085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047880" calcext:value-type="float">
            <text:p>657047880</text:p>
          </table:table-cell>
          <table:table-cell office:value-type="float" office:value="678811536" calcext:value-type="float">
            <text:p>678811536</text:p>
          </table:table-cell>
          <table:table-cell office:value-type="float" office:value="9267309720" calcext:value-type="float">
            <text:p>9267309720</text:p>
          </table:table-cell>
          <table:table-cell office:value-type="float" office:value="1367236008" calcext:value-type="float">
            <text:p>136723600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5640856" calcext:value-type="float">
            <text:p>655640856</text:p>
          </table:table-cell>
          <table:table-cell office:value-type="float" office:value="690077700" calcext:value-type="float">
            <text:p>690077700</text:p>
          </table:table-cell>
          <table:table-cell office:value-type="float" office:value="9264759624" calcext:value-type="float">
            <text:p>9264759624</text:p>
          </table:table-cell>
          <table:table-cell office:value-type="float" office:value="1374453324" calcext:value-type="float">
            <text:p>13744533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5700652" calcext:value-type="float">
            <text:p>655700652</text:p>
          </table:table-cell>
          <table:table-cell office:value-type="float" office:value="680548896" calcext:value-type="float">
            <text:p>680548896</text:p>
          </table:table-cell>
          <table:table-cell office:value-type="float" office:value="9264789900" calcext:value-type="float">
            <text:p>9264789900</text:p>
          </table:table-cell>
          <table:table-cell office:value-type="float" office:value="1366552584" calcext:value-type="float">
            <text:p>136655258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5968168" calcext:value-type="float">
            <text:p>655968168</text:p>
          </table:table-cell>
          <table:table-cell office:value-type="float" office:value="681880932" calcext:value-type="float">
            <text:p>681880932</text:p>
          </table:table-cell>
          <table:table-cell office:value-type="float" office:value="9268217568" calcext:value-type="float">
            <text:p>9268217568</text:p>
          </table:table-cell>
          <table:table-cell office:value-type="float" office:value="1367723736" calcext:value-type="float">
            <text:p>136772373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5809444" calcext:value-type="float">
            <text:p>655809444</text:p>
          </table:table-cell>
          <table:table-cell office:value-type="float" office:value="682869096" calcext:value-type="float">
            <text:p>682869096</text:p>
          </table:table-cell>
          <table:table-cell office:value-type="float" office:value="9263033172" calcext:value-type="float">
            <text:p>9263033172</text:p>
          </table:table-cell>
          <table:table-cell office:value-type="float" office:value="1367530596" calcext:value-type="float">
            <text:p>13675305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5629552" calcext:value-type="float">
            <text:p>655629552</text:p>
          </table:table-cell>
          <table:table-cell office:value-type="float" office:value="683437536" calcext:value-type="float">
            <text:p>683437536</text:p>
          </table:table-cell>
          <table:table-cell office:value-type="float" office:value="9266084280" calcext:value-type="float">
            <text:p>9266084280</text:p>
          </table:table-cell>
          <table:table-cell office:value-type="float" office:value="1368400896" calcext:value-type="float">
            <text:p>13684008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0486456" calcext:value-type="float">
            <text:p>660486456</text:p>
          </table:table-cell>
          <table:table-cell office:value-type="float" office:value="687317508" calcext:value-type="float">
            <text:p>687317508</text:p>
          </table:table-cell>
          <table:table-cell office:value-type="float" office:value="9262845756" calcext:value-type="float">
            <text:p>9262845756</text:p>
          </table:table-cell>
          <table:table-cell office:value-type="float" office:value="1367708436" calcext:value-type="float">
            <text:p>136770843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648576" calcext:value-type="float">
            <text:p>657648576</text:p>
          </table:table-cell>
          <table:table-cell office:value-type="float" office:value="679877424" calcext:value-type="float">
            <text:p>679877424</text:p>
          </table:table-cell>
          <table:table-cell office:value-type="float" office:value="9262330992" calcext:value-type="float">
            <text:p>9262330992</text:p>
          </table:table-cell>
          <table:table-cell office:value-type="float" office:value="1367949420" calcext:value-type="float">
            <text:p>13679494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531352" calcext:value-type="float">
            <text:p>656531352</text:p>
          </table:table-cell>
          <table:table-cell office:value-type="float" office:value="679086648" calcext:value-type="float">
            <text:p>679086648</text:p>
          </table:table-cell>
          <table:table-cell office:value-type="float" office:value="9270946476" calcext:value-type="float">
            <text:p>9270946476</text:p>
          </table:table-cell>
          <table:table-cell office:value-type="float" office:value="1367777448" calcext:value-type="float">
            <text:p>136777744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258280" calcext:value-type="float">
            <text:p>659258280</text:p>
          </table:table-cell>
          <table:table-cell office:value-type="float" office:value="680018220" calcext:value-type="float">
            <text:p>680018220</text:p>
          </table:table-cell>
          <table:table-cell office:value-type="float" office:value="9263975544" calcext:value-type="float">
            <text:p>9263975544</text:p>
          </table:table-cell>
          <table:table-cell office:value-type="float" office:value="1368107100" calcext:value-type="float">
            <text:p>13681071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0727800" calcext:value-type="float">
            <text:p>660727800</text:p>
          </table:table-cell>
          <table:table-cell office:value-type="float" office:value="682951824" calcext:value-type="float">
            <text:p>682951824</text:p>
          </table:table-cell>
          <table:table-cell office:value-type="float" office:value="9266423220" calcext:value-type="float">
            <text:p>9266423220</text:p>
          </table:table-cell>
          <table:table-cell office:value-type="float" office:value="1367651916" calcext:value-type="float">
            <text:p>13676519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8910664" calcext:value-type="float">
            <text:p>658910664</text:p>
          </table:table-cell>
          <table:table-cell office:value-type="float" office:value="679739616" calcext:value-type="float">
            <text:p>679739616</text:p>
          </table:table-cell>
          <table:table-cell office:value-type="float" office:value="9265473324" calcext:value-type="float">
            <text:p>9265473324</text:p>
          </table:table-cell>
          <table:table-cell office:value-type="float" office:value="1367834292" calcext:value-type="float">
            <text:p>13678342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940240" calcext:value-type="float">
            <text:p>656940240</text:p>
          </table:table-cell>
          <table:table-cell office:value-type="float" office:value="683855928" calcext:value-type="float">
            <text:p>683855928</text:p>
          </table:table-cell>
          <table:table-cell office:value-type="float" office:value="9260982900" calcext:value-type="float">
            <text:p>9260982900</text:p>
          </table:table-cell>
          <table:table-cell office:value-type="float" office:value="1367537220" calcext:value-type="float">
            <text:p>13675372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490320" calcext:value-type="float">
            <text:p>657490320</text:p>
          </table:table-cell>
          <table:table-cell office:value-type="float" office:value="681066864" calcext:value-type="float">
            <text:p>681066864</text:p>
          </table:table-cell>
          <table:table-cell office:value-type="float" office:value="9257418504" calcext:value-type="float">
            <text:p>9257418504</text:p>
          </table:table-cell>
          <table:table-cell office:value-type="float" office:value="1367328132" calcext:value-type="float">
            <text:p>136732813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793440" calcext:value-type="float">
            <text:p>657793440</text:p>
          </table:table-cell>
          <table:table-cell office:value-type="float" office:value="683373816" calcext:value-type="float">
            <text:p>683373816</text:p>
          </table:table-cell>
          <table:table-cell office:value-type="float" office:value="9264824604" calcext:value-type="float">
            <text:p>9264824604</text:p>
          </table:table-cell>
          <table:table-cell office:value-type="float" office:value="1367105652" calcext:value-type="float">
            <text:p>13671056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844848" calcext:value-type="float">
            <text:p>657844848</text:p>
          </table:table-cell>
          <table:table-cell office:value-type="float" office:value="680550876" calcext:value-type="float">
            <text:p>680550876</text:p>
          </table:table-cell>
          <table:table-cell office:value-type="float" office:value="9263015568" calcext:value-type="float">
            <text:p>9263015568</text:p>
          </table:table-cell>
          <table:table-cell office:value-type="float" office:value="1367425908" calcext:value-type="float">
            <text:p>136742590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8198872" calcext:value-type="float">
            <text:p>658198872</text:p>
          </table:table-cell>
          <table:table-cell office:value-type="float" office:value="682892784" calcext:value-type="float">
            <text:p>682892784</text:p>
          </table:table-cell>
          <table:table-cell office:value-type="float" office:value="9269552160" calcext:value-type="float">
            <text:p>9269552160</text:p>
          </table:table-cell>
          <table:table-cell office:value-type="float" office:value="1367464896" calcext:value-type="float">
            <text:p>13674648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8230840" calcext:value-type="float">
            <text:p>658230840</text:p>
          </table:table-cell>
          <table:table-cell office:value-type="float" office:value="682118100" calcext:value-type="float">
            <text:p>682118100</text:p>
          </table:table-cell>
          <table:table-cell office:value-type="float" office:value="9266359356" calcext:value-type="float">
            <text:p>9266359356</text:p>
          </table:table-cell>
          <table:table-cell office:value-type="float" office:value="1372071456" calcext:value-type="float">
            <text:p>137207145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508788" calcext:value-type="float">
            <text:p>657508788</text:p>
          </table:table-cell>
          <table:table-cell office:value-type="float" office:value="679569408" calcext:value-type="float">
            <text:p>679569408</text:p>
          </table:table-cell>
          <table:table-cell office:value-type="float" office:value="9261545328" calcext:value-type="float">
            <text:p>9261545328</text:p>
          </table:table-cell>
          <table:table-cell office:value-type="float" office:value="1367961192" calcext:value-type="float">
            <text:p>13679611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634788" calcext:value-type="float">
            <text:p>657634788</text:p>
          </table:table-cell>
          <table:table-cell office:value-type="float" office:value="683056296" calcext:value-type="float">
            <text:p>683056296</text:p>
          </table:table-cell>
          <table:table-cell office:value-type="float" office:value="9271930248" calcext:value-type="float">
            <text:p>9271930248</text:p>
          </table:table-cell>
          <table:table-cell office:value-type="float" office:value="1372216716" calcext:value-type="float">
            <text:p>13722167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8026684" calcext:value-type="float">
            <text:p>658026684</text:p>
          </table:table-cell>
          <table:table-cell office:value-type="float" office:value="680937588" calcext:value-type="float">
            <text:p>680937588</text:p>
          </table:table-cell>
          <table:table-cell office:value-type="float" office:value="9263029176" calcext:value-type="float">
            <text:p>9263029176</text:p>
          </table:table-cell>
          <table:table-cell office:value-type="float" office:value="1367765604" calcext:value-type="float">
            <text:p>13677656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883908" calcext:value-type="float">
            <text:p>657883908</text:p>
          </table:table-cell>
          <table:table-cell office:value-type="float" office:value="683500572" calcext:value-type="float">
            <text:p>683500572</text:p>
          </table:table-cell>
          <table:table-cell office:value-type="float" office:value="9260234640" calcext:value-type="float">
            <text:p>9260234640</text:p>
          </table:table-cell>
          <table:table-cell office:value-type="float" office:value="1374823080" calcext:value-type="float">
            <text:p>13748230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789084" calcext:value-type="float">
            <text:p>657789084</text:p>
          </table:table-cell>
          <table:table-cell office:value-type="float" office:value="689442516" calcext:value-type="float">
            <text:p>689442516</text:p>
          </table:table-cell>
          <table:table-cell office:value-type="float" office:value="9258451920" calcext:value-type="float">
            <text:p>9258451920</text:p>
          </table:table-cell>
          <table:table-cell office:value-type="float" office:value="1367249040" calcext:value-type="float">
            <text:p>136724904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992808" calcext:value-type="float">
            <text:p>657992808</text:p>
          </table:table-cell>
          <table:table-cell office:value-type="float" office:value="680734800" calcext:value-type="float">
            <text:p>680734800</text:p>
          </table:table-cell>
          <table:table-cell office:value-type="float" office:value="9257386644" calcext:value-type="float">
            <text:p>9257386644</text:p>
          </table:table-cell>
          <table:table-cell office:value-type="float" office:value="1367900748" calcext:value-type="float">
            <text:p>136790074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560520" calcext:value-type="float">
            <text:p>657560520</text:p>
          </table:table-cell>
          <table:table-cell office:value-type="float" office:value="680140116" calcext:value-type="float">
            <text:p>680140116</text:p>
          </table:table-cell>
          <table:table-cell office:value-type="float" office:value="9254232684" calcext:value-type="float">
            <text:p>9254232684</text:p>
          </table:table-cell>
          <table:table-cell office:value-type="float" office:value="1367501724" calcext:value-type="float">
            <text:p>13675017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452376" calcext:value-type="float">
            <text:p>657452376</text:p>
          </table:table-cell>
          <table:table-cell office:value-type="float" office:value="681057504" calcext:value-type="float">
            <text:p>681057504</text:p>
          </table:table-cell>
          <table:table-cell office:value-type="float" office:value="9252133776" calcext:value-type="float">
            <text:p>9252133776</text:p>
          </table:table-cell>
          <table:table-cell office:value-type="float" office:value="1377936900" calcext:value-type="float">
            <text:p>13779369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907840" calcext:value-type="float">
            <text:p>656907840</text:p>
          </table:table-cell>
          <table:table-cell office:value-type="float" office:value="681292260" calcext:value-type="float">
            <text:p>681292260</text:p>
          </table:table-cell>
          <table:table-cell office:value-type="float" office:value="9250138980" calcext:value-type="float">
            <text:p>9250138980</text:p>
          </table:table-cell>
          <table:table-cell office:value-type="float" office:value="1371299184" calcext:value-type="float">
            <text:p>137129918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163296" calcext:value-type="float">
            <text:p>657163296</text:p>
          </table:table-cell>
          <table:table-cell office:value-type="float" office:value="681755580" calcext:value-type="float">
            <text:p>681755580</text:p>
          </table:table-cell>
          <table:table-cell office:value-type="float" office:value="9268030332" calcext:value-type="float">
            <text:p>9268030332</text:p>
          </table:table-cell>
          <table:table-cell office:value-type="float" office:value="1367903556" calcext:value-type="float">
            <text:p>136790355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008568" calcext:value-type="float">
            <text:p>657008568</text:p>
          </table:table-cell>
          <table:table-cell office:value-type="float" office:value="681097644" calcext:value-type="float">
            <text:p>681097644</text:p>
          </table:table-cell>
          <table:table-cell office:value-type="float" office:value="9258616404" calcext:value-type="float">
            <text:p>9258616404</text:p>
          </table:table-cell>
          <table:table-cell office:value-type="float" office:value="1367538300" calcext:value-type="float">
            <text:p>13675383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412704" calcext:value-type="float">
            <text:p>657412704</text:p>
          </table:table-cell>
          <table:table-cell office:value-type="float" office:value="679714488" calcext:value-type="float">
            <text:p>679714488</text:p>
          </table:table-cell>
          <table:table-cell office:value-type="float" office:value="9259619328" calcext:value-type="float">
            <text:p>9259619328</text:p>
          </table:table-cell>
          <table:table-cell office:value-type="float" office:value="1367649144" calcext:value-type="float">
            <text:p>13676491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297828" calcext:value-type="float">
            <text:p>657297828</text:p>
          </table:table-cell>
          <table:table-cell office:value-type="float" office:value="681541776" calcext:value-type="float">
            <text:p>681541776</text:p>
          </table:table-cell>
          <table:table-cell office:value-type="float" office:value="9257277672" calcext:value-type="float">
            <text:p>9257277672</text:p>
          </table:table-cell>
          <table:table-cell office:value-type="float" office:value="1368584388" calcext:value-type="float">
            <text:p>13685843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155736" calcext:value-type="float">
            <text:p>657155736</text:p>
          </table:table-cell>
          <table:table-cell office:value-type="float" office:value="682501032" calcext:value-type="float">
            <text:p>682501032</text:p>
          </table:table-cell>
          <table:table-cell office:value-type="float" office:value="9258206580" calcext:value-type="float">
            <text:p>9258206580</text:p>
          </table:table-cell>
          <table:table-cell office:value-type="float" office:value="1368084276" calcext:value-type="float">
            <text:p>136808427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209988" calcext:value-type="float">
            <text:p>657209988</text:p>
          </table:table-cell>
          <table:table-cell office:value-type="float" office:value="683617536" calcext:value-type="float">
            <text:p>683617536</text:p>
          </table:table-cell>
          <table:table-cell office:value-type="float" office:value="9260650116" calcext:value-type="float">
            <text:p>9260650116</text:p>
          </table:table-cell>
          <table:table-cell office:value-type="float" office:value="1368323352" calcext:value-type="float">
            <text:p>13683233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747172" calcext:value-type="float">
            <text:p>656747172</text:p>
          </table:table-cell>
          <table:table-cell office:value-type="float" office:value="679493376" calcext:value-type="float">
            <text:p>679493376</text:p>
          </table:table-cell>
          <table:table-cell office:value-type="float" office:value="9258260760" calcext:value-type="float">
            <text:p>9258260760</text:p>
          </table:table-cell>
          <table:table-cell office:value-type="float" office:value="1367647416" calcext:value-type="float">
            <text:p>13676474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846964" calcext:value-type="float">
            <text:p>656846964</text:p>
          </table:table-cell>
          <table:table-cell office:value-type="float" office:value="686276640" calcext:value-type="float">
            <text:p>686276640</text:p>
          </table:table-cell>
          <table:table-cell office:value-type="float" office:value="9263017332" calcext:value-type="float">
            <text:p>9263017332</text:p>
          </table:table-cell>
          <table:table-cell office:value-type="float" office:value="1367389800" calcext:value-type="float">
            <text:p>13673898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333648" calcext:value-type="float">
            <text:p>657333648</text:p>
          </table:table-cell>
          <table:table-cell office:value-type="float" office:value="684581724" calcext:value-type="float">
            <text:p>684581724</text:p>
          </table:table-cell>
          <table:table-cell office:value-type="float" office:value="9261525672" calcext:value-type="float">
            <text:p>9261525672</text:p>
          </table:table-cell>
          <table:table-cell office:value-type="float" office:value="1367650080" calcext:value-type="float">
            <text:p>13676500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020016" calcext:value-type="float">
            <text:p>657020016</text:p>
          </table:table-cell>
          <table:table-cell office:value-type="float" office:value="680018868" calcext:value-type="float">
            <text:p>680018868</text:p>
          </table:table-cell>
          <table:table-cell office:value-type="float" office:value="9254558340" calcext:value-type="float">
            <text:p>9254558340</text:p>
          </table:table-cell>
          <table:table-cell office:value-type="float" office:value="1367660772" calcext:value-type="float">
            <text:p>136766077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987724" calcext:value-type="float">
            <text:p>656987724</text:p>
          </table:table-cell>
          <table:table-cell office:value-type="float" office:value="686879712" calcext:value-type="float">
            <text:p>686879712</text:p>
          </table:table-cell>
          <table:table-cell office:value-type="float" office:value="9256414392" calcext:value-type="float">
            <text:p>9256414392</text:p>
          </table:table-cell>
          <table:table-cell office:value-type="float" office:value="1368382680" calcext:value-type="float">
            <text:p>13683826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064044" calcext:value-type="float">
            <text:p>657064044</text:p>
          </table:table-cell>
          <table:table-cell office:value-type="float" office:value="680281776" calcext:value-type="float">
            <text:p>680281776</text:p>
          </table:table-cell>
          <table:table-cell office:value-type="float" office:value="9258482700" calcext:value-type="float">
            <text:p>9258482700</text:p>
          </table:table-cell>
          <table:table-cell office:value-type="float" office:value="1367977428" calcext:value-type="float">
            <text:p>136797742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787348" calcext:value-type="float">
            <text:p>656787348</text:p>
          </table:table-cell>
          <table:table-cell office:value-type="float" office:value="685550916" calcext:value-type="float">
            <text:p>685550916</text:p>
          </table:table-cell>
          <table:table-cell office:value-type="float" office:value="9263970360" calcext:value-type="float">
            <text:p>9263970360</text:p>
          </table:table-cell>
          <table:table-cell office:value-type="float" office:value="1367872524" calcext:value-type="float">
            <text:p>13678725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112896" calcext:value-type="float">
            <text:p>657112896</text:p>
          </table:table-cell>
          <table:table-cell office:value-type="float" office:value="680264712" calcext:value-type="float">
            <text:p>680264712</text:p>
          </table:table-cell>
          <table:table-cell office:value-type="float" office:value="9259919100" calcext:value-type="float">
            <text:p>9259919100</text:p>
          </table:table-cell>
          <table:table-cell office:value-type="float" office:value="1367604684" calcext:value-type="float">
            <text:p>136760468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619336" calcext:value-type="float">
            <text:p>656619336</text:p>
          </table:table-cell>
          <table:table-cell office:value-type="float" office:value="680615784" calcext:value-type="float">
            <text:p>680615784</text:p>
          </table:table-cell>
          <table:table-cell office:value-type="float" office:value="9254878560" calcext:value-type="float">
            <text:p>9254878560</text:p>
          </table:table-cell>
          <table:table-cell office:value-type="float" office:value="1367495820" calcext:value-type="float">
            <text:p>13674958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586432" calcext:value-type="float">
            <text:p>656586432</text:p>
          </table:table-cell>
          <table:table-cell office:value-type="float" office:value="692540424" calcext:value-type="float">
            <text:p>692540424</text:p>
          </table:table-cell>
          <table:table-cell office:value-type="float" office:value="9261232020" calcext:value-type="float">
            <text:p>9261232020</text:p>
          </table:table-cell>
          <table:table-cell office:value-type="float" office:value="1374611400" calcext:value-type="float">
            <text:p>13746114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673884" calcext:value-type="float">
            <text:p>657673884</text:p>
          </table:table-cell>
          <table:table-cell office:value-type="float" office:value="693951768" calcext:value-type="float">
            <text:p>693951768</text:p>
          </table:table-cell>
          <table:table-cell office:value-type="float" office:value="9265353804" calcext:value-type="float">
            <text:p>9265353804</text:p>
          </table:table-cell>
          <table:table-cell office:value-type="float" office:value="1366610796" calcext:value-type="float">
            <text:p>13666107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886492" calcext:value-type="float">
            <text:p>656886492</text:p>
          </table:table-cell>
          <table:table-cell office:value-type="float" office:value="685364976" calcext:value-type="float">
            <text:p>685364976</text:p>
          </table:table-cell>
          <table:table-cell office:value-type="float" office:value="9260392536" calcext:value-type="float">
            <text:p>9260392536</text:p>
          </table:table-cell>
          <table:table-cell office:value-type="float" office:value="1368018828" calcext:value-type="float">
            <text:p>136801882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696880" calcext:value-type="float">
            <text:p>656696880</text:p>
          </table:table-cell>
          <table:table-cell office:value-type="float" office:value="681325344" calcext:value-type="float">
            <text:p>681325344</text:p>
          </table:table-cell>
          <table:table-cell office:value-type="float" office:value="9263787768" calcext:value-type="float">
            <text:p>9263787768</text:p>
          </table:table-cell>
          <table:table-cell office:value-type="float" office:value="1367381268" calcext:value-type="float">
            <text:p>136738126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650440" calcext:value-type="float">
            <text:p>656650440</text:p>
          </table:table-cell>
          <table:table-cell office:value-type="float" office:value="687120048" calcext:value-type="float">
            <text:p>687120048</text:p>
          </table:table-cell>
          <table:table-cell office:value-type="float" office:value="9259460928" calcext:value-type="float">
            <text:p>9259460928</text:p>
          </table:table-cell>
          <table:table-cell office:value-type="float" office:value="1367435484" calcext:value-type="float">
            <text:p>136743548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817480" calcext:value-type="float">
            <text:p>656817480</text:p>
          </table:table-cell>
          <table:table-cell office:value-type="float" office:value="680050836" calcext:value-type="float">
            <text:p>680050836</text:p>
          </table:table-cell>
          <table:table-cell office:value-type="float" office:value="9259647516" calcext:value-type="float">
            <text:p>9259647516</text:p>
          </table:table-cell>
          <table:table-cell office:value-type="float" office:value="1367445060" calcext:value-type="float">
            <text:p>13674450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657100" calcext:value-type="float">
            <text:p>656657100</text:p>
          </table:table-cell>
          <table:table-cell office:value-type="float" office:value="678869208" calcext:value-type="float">
            <text:p>678869208</text:p>
          </table:table-cell>
          <table:table-cell office:value-type="float" office:value="9255552228" calcext:value-type="float">
            <text:p>9255552228</text:p>
          </table:table-cell>
          <table:table-cell office:value-type="float" office:value="1367259696" calcext:value-type="float">
            <text:p>13672596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792244" calcext:value-type="float">
            <text:p>656792244</text:p>
          </table:table-cell>
          <table:table-cell office:value-type="float" office:value="688164084" calcext:value-type="float">
            <text:p>688164084</text:p>
          </table:table-cell>
          <table:table-cell office:value-type="float" office:value="9262087740" calcext:value-type="float">
            <text:p>9262087740</text:p>
          </table:table-cell>
          <table:table-cell office:value-type="float" office:value="1367465832" calcext:value-type="float">
            <text:p>136746583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782560" calcext:value-type="float">
            <text:p>656782560</text:p>
          </table:table-cell>
          <table:table-cell office:value-type="float" office:value="680701644" calcext:value-type="float">
            <text:p>680701644</text:p>
          </table:table-cell>
          <table:table-cell office:value-type="float" office:value="9255810060" calcext:value-type="float">
            <text:p>9255810060</text:p>
          </table:table-cell>
          <table:table-cell office:value-type="float" office:value="1367349660" calcext:value-type="float">
            <text:p>13673496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791884" calcext:value-type="float">
            <text:p>656791884</text:p>
          </table:table-cell>
          <table:table-cell office:value-type="float" office:value="680114808" calcext:value-type="float">
            <text:p>680114808</text:p>
          </table:table-cell>
          <table:table-cell office:value-type="float" office:value="9261004788" calcext:value-type="float">
            <text:p>9261004788</text:p>
          </table:table-cell>
          <table:table-cell office:value-type="float" office:value="1367475336" calcext:value-type="float">
            <text:p>136747533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881092" calcext:value-type="float">
            <text:p>656881092</text:p>
          </table:table-cell>
          <table:table-cell office:value-type="float" office:value="679259088" calcext:value-type="float">
            <text:p>679259088</text:p>
          </table:table-cell>
          <table:table-cell office:value-type="float" office:value="9255180960" calcext:value-type="float">
            <text:p>9255180960</text:p>
          </table:table-cell>
          <table:table-cell office:value-type="float" office:value="1367489268" calcext:value-type="float">
            <text:p>136748926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720172" calcext:value-type="float">
            <text:p>656720172</text:p>
          </table:table-cell>
          <table:table-cell office:value-type="float" office:value="679274316" calcext:value-type="float">
            <text:p>679274316</text:p>
          </table:table-cell>
          <table:table-cell office:value-type="float" office:value="9257775192" calcext:value-type="float">
            <text:p>9257775192</text:p>
          </table:table-cell>
          <table:table-cell office:value-type="float" office:value="1369075752" calcext:value-type="float">
            <text:p>13690757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667180" calcext:value-type="float">
            <text:p>656667180</text:p>
          </table:table-cell>
          <table:table-cell office:value-type="float" office:value="683883432" calcext:value-type="float">
            <text:p>683883432</text:p>
          </table:table-cell>
          <table:table-cell office:value-type="float" office:value="9257601456" calcext:value-type="float">
            <text:p>9257601456</text:p>
          </table:table-cell>
          <table:table-cell office:value-type="float" office:value="1368207360" calcext:value-type="float">
            <text:p>13682073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942940" calcext:value-type="float">
            <text:p>656942940</text:p>
          </table:table-cell>
          <table:table-cell office:value-type="float" office:value="691760340" calcext:value-type="float">
            <text:p>691760340</text:p>
          </table:table-cell>
          <table:table-cell office:value-type="float" office:value="9314600832" calcext:value-type="float">
            <text:p>9314600832</text:p>
          </table:table-cell>
          <table:table-cell office:value-type="float" office:value="1367898480" calcext:value-type="float">
            <text:p>13678984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458604" calcext:value-type="float">
            <text:p>657458604</text:p>
          </table:table-cell>
          <table:table-cell office:value-type="float" office:value="678366036" calcext:value-type="float">
            <text:p>678366036</text:p>
          </table:table-cell>
          <table:table-cell office:value-type="float" office:value="9282648600" calcext:value-type="float">
            <text:p>9282648600</text:p>
          </table:table-cell>
          <table:table-cell office:value-type="float" office:value="1367403264" calcext:value-type="float">
            <text:p>13674032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2939820" calcext:value-type="float">
            <text:p>662939820</text:p>
          </table:table-cell>
          <table:table-cell office:value-type="float" office:value="681600492" calcext:value-type="float">
            <text:p>681600492</text:p>
          </table:table-cell>
          <table:table-cell office:value-type="float" office:value="9271624680" calcext:value-type="float">
            <text:p>9271624680</text:p>
          </table:table-cell>
          <table:table-cell office:value-type="float" office:value="1367556768" calcext:value-type="float">
            <text:p>136755676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4423776" calcext:value-type="float">
            <text:p>664423776</text:p>
          </table:table-cell>
          <table:table-cell office:value-type="float" office:value="684411912" calcext:value-type="float">
            <text:p>684411912</text:p>
          </table:table-cell>
          <table:table-cell office:value-type="float" office:value="9274463496" calcext:value-type="float">
            <text:p>9274463496</text:p>
          </table:table-cell>
          <table:table-cell office:value-type="float" office:value="1367654004" calcext:value-type="float">
            <text:p>13676540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4633044" calcext:value-type="float">
            <text:p>664633044</text:p>
          </table:table-cell>
          <table:table-cell office:value-type="float" office:value="677639916" calcext:value-type="float">
            <text:p>677639916</text:p>
          </table:table-cell>
          <table:table-cell office:value-type="float" office:value="9269990496" calcext:value-type="float">
            <text:p>9269990496</text:p>
          </table:table-cell>
          <table:table-cell office:value-type="float" office:value="1368384876" calcext:value-type="float">
            <text:p>136838487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4613784" calcext:value-type="float">
            <text:p>664613784</text:p>
          </table:table-cell>
          <table:table-cell office:value-type="float" office:value="683445168" calcext:value-type="float">
            <text:p>683445168</text:p>
          </table:table-cell>
          <table:table-cell office:value-type="float" office:value="9271282716" calcext:value-type="float">
            <text:p>9271282716</text:p>
          </table:table-cell>
          <table:table-cell office:value-type="float" office:value="1368103500" calcext:value-type="float">
            <text:p>13681035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4206012" calcext:value-type="float">
            <text:p>664206012</text:p>
          </table:table-cell>
          <table:table-cell office:value-type="float" office:value="683681364" calcext:value-type="float">
            <text:p>683681364</text:p>
          </table:table-cell>
          <table:table-cell office:value-type="float" office:value="9270952092" calcext:value-type="float">
            <text:p>9270952092</text:p>
          </table:table-cell>
          <table:table-cell office:value-type="float" office:value="1368007884" calcext:value-type="float">
            <text:p>136800788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2480244" calcext:value-type="float">
            <text:p>662480244</text:p>
          </table:table-cell>
          <table:table-cell office:value-type="float" office:value="682920828" calcext:value-type="float">
            <text:p>682920828</text:p>
          </table:table-cell>
          <table:table-cell office:value-type="float" office:value="9270824688" calcext:value-type="float">
            <text:p>9270824688</text:p>
          </table:table-cell>
          <table:table-cell office:value-type="float" office:value="1367623440" calcext:value-type="float">
            <text:p>136762344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1276008" calcext:value-type="float">
            <text:p>661276008</text:p>
          </table:table-cell>
          <table:table-cell office:value-type="float" office:value="680017644" calcext:value-type="float">
            <text:p>680017644</text:p>
          </table:table-cell>
          <table:table-cell office:value-type="float" office:value="9274251420" calcext:value-type="float">
            <text:p>9274251420</text:p>
          </table:table-cell>
          <table:table-cell office:value-type="float" office:value="1374800760" calcext:value-type="float">
            <text:p>13748007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1137336" calcext:value-type="float">
            <text:p>661137336</text:p>
          </table:table-cell>
          <table:table-cell office:value-type="float" office:value="689862528" calcext:value-type="float">
            <text:p>689862528</text:p>
          </table:table-cell>
          <table:table-cell office:value-type="float" office:value="9274655808" calcext:value-type="float">
            <text:p>9274655808</text:p>
          </table:table-cell>
          <table:table-cell office:value-type="float" office:value="1367013096" calcext:value-type="float">
            <text:p>13670130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1902840" calcext:value-type="float">
            <text:p>661902840</text:p>
          </table:table-cell>
          <table:table-cell office:value-type="float" office:value="679778568" calcext:value-type="float">
            <text:p>679778568</text:p>
          </table:table-cell>
          <table:table-cell office:value-type="float" office:value="9276474096" calcext:value-type="float">
            <text:p>9276474096</text:p>
          </table:table-cell>
          <table:table-cell office:value-type="float" office:value="1368307404" calcext:value-type="float">
            <text:p>13683074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1486644" calcext:value-type="float">
            <text:p>661486644</text:p>
          </table:table-cell>
          <table:table-cell office:value-type="float" office:value="678363876" calcext:value-type="float">
            <text:p>678363876</text:p>
          </table:table-cell>
          <table:table-cell office:value-type="float" office:value="9272729556" calcext:value-type="float">
            <text:p>9272729556</text:p>
          </table:table-cell>
          <table:table-cell office:value-type="float" office:value="1367566920" calcext:value-type="float">
            <text:p>13675669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1486680" calcext:value-type="float">
            <text:p>661486680</text:p>
          </table:table-cell>
          <table:table-cell office:value-type="float" office:value="678445632" calcext:value-type="float">
            <text:p>678445632</text:p>
          </table:table-cell>
          <table:table-cell office:value-type="float" office:value="9269019684" calcext:value-type="float">
            <text:p>9269019684</text:p>
          </table:table-cell>
          <table:table-cell office:value-type="float" office:value="1367635824" calcext:value-type="float">
            <text:p>13676358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1599972" calcext:value-type="float">
            <text:p>661599972</text:p>
          </table:table-cell>
          <table:table-cell office:value-type="float" office:value="679189536" calcext:value-type="float">
            <text:p>679189536</text:p>
          </table:table-cell>
          <table:table-cell office:value-type="float" office:value="9267278076" calcext:value-type="float">
            <text:p>9267278076</text:p>
          </table:table-cell>
          <table:table-cell office:value-type="float" office:value="1367814888" calcext:value-type="float">
            <text:p>13678148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1861836" calcext:value-type="float">
            <text:p>661861836</text:p>
          </table:table-cell>
          <table:table-cell office:value-type="float" office:value="682098552" calcext:value-type="float">
            <text:p>682098552</text:p>
          </table:table-cell>
          <table:table-cell office:value-type="float" office:value="9273557160" calcext:value-type="float">
            <text:p>9273557160</text:p>
          </table:table-cell>
          <table:table-cell office:value-type="float" office:value="1368500076" calcext:value-type="float">
            <text:p>136850007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2244804" calcext:value-type="float">
            <text:p>662244804</text:p>
          </table:table-cell>
          <table:table-cell office:value-type="float" office:value="683826516" calcext:value-type="float">
            <text:p>683826516</text:p>
          </table:table-cell>
          <table:table-cell office:value-type="float" office:value="9267950340" calcext:value-type="float">
            <text:p>9267950340</text:p>
          </table:table-cell>
          <table:table-cell office:value-type="float" office:value="1367967348" calcext:value-type="float">
            <text:p>136796734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8758168" calcext:value-type="float">
            <text:p>658758168</text:p>
          </table:table-cell>
          <table:table-cell office:value-type="float" office:value="678452508" calcext:value-type="float">
            <text:p>678452508</text:p>
          </table:table-cell>
          <table:table-cell office:value-type="float" office:value="9263486304" calcext:value-type="float">
            <text:p>9263486304</text:p>
          </table:table-cell>
          <table:table-cell office:value-type="float" office:value="1367571276" calcext:value-type="float">
            <text:p>136757127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913384" calcext:value-type="float">
            <text:p>656913384</text:p>
          </table:table-cell>
          <table:table-cell office:value-type="float" office:value="682307388" calcext:value-type="float">
            <text:p>682307388</text:p>
          </table:table-cell>
          <table:table-cell office:value-type="float" office:value="9273176820" calcext:value-type="float">
            <text:p>9273176820</text:p>
          </table:table-cell>
          <table:table-cell office:value-type="float" office:value="1367698788" calcext:value-type="float">
            <text:p>13676987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032668" calcext:value-type="float">
            <text:p>659032668</text:p>
          </table:table-cell>
          <table:table-cell office:value-type="float" office:value="682165620" calcext:value-type="float">
            <text:p>682165620</text:p>
          </table:table-cell>
          <table:table-cell office:value-type="float" office:value="9271679112" calcext:value-type="float">
            <text:p>9271679112</text:p>
          </table:table-cell>
          <table:table-cell office:value-type="float" office:value="1367899812" calcext:value-type="float">
            <text:p>136789981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013192" calcext:value-type="float">
            <text:p>659013192</text:p>
          </table:table-cell>
          <table:table-cell office:value-type="float" office:value="677729412" calcext:value-type="float">
            <text:p>677729412</text:p>
          </table:table-cell>
          <table:table-cell office:value-type="float" office:value="9269752248" calcext:value-type="float">
            <text:p>9269752248</text:p>
          </table:table-cell>
          <table:table-cell office:value-type="float" office:value="1367792892" calcext:value-type="float">
            <text:p>13677928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047896" calcext:value-type="float">
            <text:p>659047896</text:p>
          </table:table-cell>
          <table:table-cell office:value-type="float" office:value="679487760" calcext:value-type="float">
            <text:p>679487760</text:p>
          </table:table-cell>
          <table:table-cell office:value-type="float" office:value="9272548548" calcext:value-type="float">
            <text:p>9272548548</text:p>
          </table:table-cell>
          <table:table-cell office:value-type="float" office:value="1368629532" calcext:value-type="float">
            <text:p>136862953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259216" calcext:value-type="float">
            <text:p>659259216</text:p>
          </table:table-cell>
          <table:table-cell office:value-type="float" office:value="680200740" calcext:value-type="float">
            <text:p>680200740</text:p>
          </table:table-cell>
          <table:table-cell office:value-type="float" office:value="9268454412" calcext:value-type="float">
            <text:p>9268454412</text:p>
          </table:table-cell>
          <table:table-cell office:value-type="float" office:value="1368213912" calcext:value-type="float">
            <text:p>136821391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038844" calcext:value-type="float">
            <text:p>657038844</text:p>
          </table:table-cell>
          <table:table-cell office:value-type="float" office:value="685128132" calcext:value-type="float">
            <text:p>685128132</text:p>
          </table:table-cell>
          <table:table-cell office:value-type="float" office:value="9269344584" calcext:value-type="float">
            <text:p>9269344584</text:p>
          </table:table-cell>
          <table:table-cell office:value-type="float" office:value="1367890380" calcext:value-type="float">
            <text:p>13678903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8931940" calcext:value-type="float">
            <text:p>658931940</text:p>
          </table:table-cell>
          <table:table-cell office:value-type="float" office:value="677441916" calcext:value-type="float">
            <text:p>677441916</text:p>
          </table:table-cell>
          <table:table-cell office:value-type="float" office:value="9271359684" calcext:value-type="float">
            <text:p>9271359684</text:p>
          </table:table-cell>
          <table:table-cell office:value-type="float" office:value="1367444772" calcext:value-type="float">
            <text:p>136744477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312928" calcext:value-type="float">
            <text:p>659312928</text:p>
          </table:table-cell>
          <table:table-cell office:value-type="float" office:value="684987228" calcext:value-type="float">
            <text:p>684987228</text:p>
          </table:table-cell>
          <table:table-cell office:value-type="float" office:value="9271026324" calcext:value-type="float">
            <text:p>9271026324</text:p>
          </table:table-cell>
          <table:table-cell office:value-type="float" office:value="1367386776" calcext:value-type="float">
            <text:p>136738677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057364" calcext:value-type="float">
            <text:p>659057364</text:p>
          </table:table-cell>
          <table:table-cell office:value-type="float" office:value="678019824" calcext:value-type="float">
            <text:p>678019824</text:p>
          </table:table-cell>
          <table:table-cell office:value-type="float" office:value="9268059852" calcext:value-type="float">
            <text:p>9268059852</text:p>
          </table:table-cell>
          <table:table-cell office:value-type="float" office:value="1368352296" calcext:value-type="float">
            <text:p>13683522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090196" calcext:value-type="float">
            <text:p>659090196</text:p>
          </table:table-cell>
          <table:table-cell office:value-type="float" office:value="679914576" calcext:value-type="float">
            <text:p>679914576</text:p>
          </table:table-cell>
          <table:table-cell office:value-type="float" office:value="9271350468" calcext:value-type="float">
            <text:p>9271350468</text:p>
          </table:table-cell>
          <table:table-cell office:value-type="float" office:value="1368222876" calcext:value-type="float">
            <text:p>136822287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8862712" calcext:value-type="float">
            <text:p>658862712</text:p>
          </table:table-cell>
          <table:table-cell office:value-type="float" office:value="681733368" calcext:value-type="float">
            <text:p>681733368</text:p>
          </table:table-cell>
          <table:table-cell office:value-type="float" office:value="9267029460" calcext:value-type="float">
            <text:p>9267029460</text:p>
          </table:table-cell>
          <table:table-cell office:value-type="float" office:value="1368196092" calcext:value-type="float">
            <text:p>13681960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196360" calcext:value-type="float">
            <text:p>659196360</text:p>
          </table:table-cell>
          <table:table-cell office:value-type="float" office:value="679255236" calcext:value-type="float">
            <text:p>679255236</text:p>
          </table:table-cell>
          <table:table-cell office:value-type="float" office:value="9276873372" calcext:value-type="float">
            <text:p>9276873372</text:p>
          </table:table-cell>
          <table:table-cell office:value-type="float" office:value="1374920280" calcext:value-type="float">
            <text:p>13749202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249964" calcext:value-type="float">
            <text:p>659249964</text:p>
          </table:table-cell>
          <table:table-cell office:value-type="float" office:value="677641680" calcext:value-type="float">
            <text:p>677641680</text:p>
          </table:table-cell>
          <table:table-cell office:value-type="float" office:value="9272355768" calcext:value-type="float">
            <text:p>9272355768</text:p>
          </table:table-cell>
          <table:table-cell office:value-type="float" office:value="1367300052" calcext:value-type="float">
            <text:p>13673000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0624912" calcext:value-type="float">
            <text:p>660624912</text:p>
          </table:table-cell>
          <table:table-cell office:value-type="float" office:value="687230856" calcext:value-type="float">
            <text:p>687230856</text:p>
          </table:table-cell>
          <table:table-cell office:value-type="float" office:value="9275497848" calcext:value-type="float">
            <text:p>9275497848</text:p>
          </table:table-cell>
          <table:table-cell office:value-type="float" office:value="1367869536" calcext:value-type="float">
            <text:p>136786953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819772" calcext:value-type="float">
            <text:p>659819772</text:p>
          </table:table-cell>
          <table:table-cell office:value-type="float" office:value="684167400" calcext:value-type="float">
            <text:p>684167400</text:p>
          </table:table-cell>
          <table:table-cell office:value-type="float" office:value="9271997064" calcext:value-type="float">
            <text:p>9271997064</text:p>
          </table:table-cell>
          <table:table-cell office:value-type="float" office:value="1367570556" calcext:value-type="float">
            <text:p>136757055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656080" calcext:value-type="float">
            <text:p>659656080</text:p>
          </table:table-cell>
          <table:table-cell office:value-type="float" office:value="689641560" calcext:value-type="float">
            <text:p>689641560</text:p>
          </table:table-cell>
          <table:table-cell office:value-type="float" office:value="9275479704" calcext:value-type="float">
            <text:p>9275479704</text:p>
          </table:table-cell>
          <table:table-cell office:value-type="float" office:value="1367888616" calcext:value-type="float">
            <text:p>13678886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830788" calcext:value-type="float">
            <text:p>659830788</text:p>
          </table:table-cell>
          <table:table-cell office:value-type="float" office:value="685628784" calcext:value-type="float">
            <text:p>685628784</text:p>
          </table:table-cell>
          <table:table-cell office:value-type="float" office:value="9268083432" calcext:value-type="float">
            <text:p>9268083432</text:p>
          </table:table-cell>
          <table:table-cell office:value-type="float" office:value="1367709840" calcext:value-type="float">
            <text:p>136770984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601180" calcext:value-type="float">
            <text:p>659601180</text:p>
          </table:table-cell>
          <table:table-cell office:value-type="float" office:value="677024928" calcext:value-type="float">
            <text:p>677024928</text:p>
          </table:table-cell>
          <table:table-cell office:value-type="float" office:value="9272726208" calcext:value-type="float">
            <text:p>9272726208</text:p>
          </table:table-cell>
          <table:table-cell office:value-type="float" office:value="1368429840" calcext:value-type="float">
            <text:p>136842984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450448" calcext:value-type="float">
            <text:p>659450448</text:p>
          </table:table-cell>
          <table:table-cell office:value-type="float" office:value="675817020" calcext:value-type="float">
            <text:p>675817020</text:p>
          </table:table-cell>
          <table:table-cell office:value-type="float" office:value="9274469868" calcext:value-type="float">
            <text:p>9274469868</text:p>
          </table:table-cell>
          <table:table-cell office:value-type="float" office:value="1368236664" calcext:value-type="float">
            <text:p>13682366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757672" calcext:value-type="float">
            <text:p>659757672</text:p>
          </table:table-cell>
          <table:table-cell office:value-type="float" office:value="677750796" calcext:value-type="float">
            <text:p>677750796</text:p>
          </table:table-cell>
          <table:table-cell office:value-type="float" office:value="9274838760" calcext:value-type="float">
            <text:p>9274838760</text:p>
          </table:table-cell>
          <table:table-cell office:value-type="float" office:value="1367811828" calcext:value-type="float">
            <text:p>136781182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674440" calcext:value-type="float">
            <text:p>659674440</text:p>
          </table:table-cell>
          <table:table-cell office:value-type="float" office:value="681699492" calcext:value-type="float">
            <text:p>681699492</text:p>
          </table:table-cell>
          <table:table-cell office:value-type="float" office:value="9272420064" calcext:value-type="float">
            <text:p>9272420064</text:p>
          </table:table-cell>
          <table:table-cell office:value-type="float" office:value="1367652744" calcext:value-type="float">
            <text:p>13676527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331144" calcext:value-type="float">
            <text:p>659331144</text:p>
          </table:table-cell>
          <table:table-cell office:value-type="float" office:value="682425972" calcext:value-type="float">
            <text:p>682425972</text:p>
          </table:table-cell>
          <table:table-cell office:value-type="float" office:value="9265779108" calcext:value-type="float">
            <text:p>9265779108</text:p>
          </table:table-cell>
          <table:table-cell office:value-type="float" office:value="1367647236" calcext:value-type="float">
            <text:p>136764723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580012" calcext:value-type="float">
            <text:p>659580012</text:p>
          </table:table-cell>
          <table:table-cell office:value-type="float" office:value="681610968" calcext:value-type="float">
            <text:p>681610968</text:p>
          </table:table-cell>
          <table:table-cell office:value-type="float" office:value="9263279772" calcext:value-type="float">
            <text:p>9263279772</text:p>
          </table:table-cell>
          <table:table-cell office:value-type="float" office:value="1367495352" calcext:value-type="float">
            <text:p>13674953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383488" calcext:value-type="float">
            <text:p>659383488</text:p>
          </table:table-cell>
          <table:table-cell office:value-type="float" office:value="677900988" calcext:value-type="float">
            <text:p>677900988</text:p>
          </table:table-cell>
          <table:table-cell office:value-type="float" office:value="9271877292" calcext:value-type="float">
            <text:p>9271877292</text:p>
          </table:table-cell>
          <table:table-cell office:value-type="float" office:value="1367871408" calcext:value-type="float">
            <text:p>136787140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326824" calcext:value-type="float">
            <text:p>659326824</text:p>
          </table:table-cell>
          <table:table-cell office:value-type="float" office:value="684297036" calcext:value-type="float">
            <text:p>684297036</text:p>
          </table:table-cell>
          <table:table-cell office:value-type="float" office:value="9267297948" calcext:value-type="float">
            <text:p>9267297948</text:p>
          </table:table-cell>
          <table:table-cell office:value-type="float" office:value="1368634392" calcext:value-type="float">
            <text:p>13686343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394144" calcext:value-type="float">
            <text:p>659394144</text:p>
          </table:table-cell>
          <table:table-cell office:value-type="float" office:value="677694996" calcext:value-type="float">
            <text:p>677694996</text:p>
          </table:table-cell>
          <table:table-cell office:value-type="float" office:value="9263786292" calcext:value-type="float">
            <text:p>9263786292</text:p>
          </table:table-cell>
          <table:table-cell office:value-type="float" office:value="1373515992" calcext:value-type="float">
            <text:p>13735159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8565856" calcext:value-type="float">
            <text:p>658565856</text:p>
          </table:table-cell>
          <table:table-cell office:value-type="float" office:value="688371660" calcext:value-type="float">
            <text:p>688371660</text:p>
          </table:table-cell>
          <table:table-cell office:value-type="float" office:value="9260830404" calcext:value-type="float">
            <text:p>9260830404</text:p>
          </table:table-cell>
          <table:table-cell office:value-type="float" office:value="1370339388" calcext:value-type="float">
            <text:p>13703393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298056" calcext:value-type="float">
            <text:p>654298056</text:p>
          </table:table-cell>
          <table:table-cell office:value-type="float" office:value="682136532" calcext:value-type="float">
            <text:p>682136532</text:p>
          </table:table-cell>
          <table:table-cell office:value-type="float" office:value="9261594432" calcext:value-type="float">
            <text:p>9261594432</text:p>
          </table:table-cell>
          <table:table-cell office:value-type="float" office:value="1367509068" calcext:value-type="float">
            <text:p>136750906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469740" calcext:value-type="float">
            <text:p>654469740</text:p>
          </table:table-cell>
          <table:table-cell office:value-type="float" office:value="676979748" calcext:value-type="float">
            <text:p>676979748</text:p>
          </table:table-cell>
          <table:table-cell office:value-type="float" office:value="9263091708" calcext:value-type="float">
            <text:p>9263091708</text:p>
          </table:table-cell>
          <table:table-cell office:value-type="float" office:value="1367610120" calcext:value-type="float">
            <text:p>13676101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756696" calcext:value-type="float">
            <text:p>654756696</text:p>
          </table:table-cell>
          <table:table-cell office:value-type="float" office:value="682008696" calcext:value-type="float">
            <text:p>682008696</text:p>
          </table:table-cell>
          <table:table-cell office:value-type="float" office:value="9268258212" calcext:value-type="float">
            <text:p>9268258212</text:p>
          </table:table-cell>
          <table:table-cell office:value-type="float" office:value="1368057852" calcext:value-type="float">
            <text:p>13680578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694308" calcext:value-type="float">
            <text:p>654694308</text:p>
          </table:table-cell>
          <table:table-cell office:value-type="float" office:value="675797868" calcext:value-type="float">
            <text:p>675797868</text:p>
          </table:table-cell>
          <table:table-cell office:value-type="float" office:value="9266966820" calcext:value-type="float">
            <text:p>9266966820</text:p>
          </table:table-cell>
          <table:table-cell office:value-type="float" office:value="1368195516" calcext:value-type="float">
            <text:p>13681955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728436" calcext:value-type="float">
            <text:p>654728436</text:p>
          </table:table-cell>
          <table:table-cell office:value-type="float" office:value="680268420" calcext:value-type="float">
            <text:p>680268420</text:p>
          </table:table-cell>
          <table:table-cell office:value-type="float" office:value="9266554152" calcext:value-type="float">
            <text:p>9266554152</text:p>
          </table:table-cell>
          <table:table-cell office:value-type="float" office:value="1367909892" calcext:value-type="float">
            <text:p>13679098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529392" calcext:value-type="float">
            <text:p>654529392</text:p>
          </table:table-cell>
          <table:table-cell office:value-type="float" office:value="677775276" calcext:value-type="float">
            <text:p>677775276</text:p>
          </table:table-cell>
          <table:table-cell office:value-type="float" office:value="9269197452" calcext:value-type="float">
            <text:p>9269197452</text:p>
          </table:table-cell>
          <table:table-cell office:value-type="float" office:value="1375596144" calcext:value-type="float">
            <text:p>13755961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2235220" calcext:value-type="float">
            <text:p>652235220</text:p>
          </table:table-cell>
          <table:table-cell office:value-type="float" office:value="682225668" calcext:value-type="float">
            <text:p>682225668</text:p>
          </table:table-cell>
          <table:table-cell office:value-type="float" office:value="9269172432" calcext:value-type="float">
            <text:p>9269172432</text:p>
          </table:table-cell>
          <table:table-cell office:value-type="float" office:value="1366816860" calcext:value-type="float">
            <text:p>13668168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578164" calcext:value-type="float">
            <text:p>653578164</text:p>
          </table:table-cell>
          <table:table-cell office:value-type="float" office:value="683829396" calcext:value-type="float">
            <text:p>683829396</text:p>
          </table:table-cell>
          <table:table-cell office:value-type="float" office:value="9264595968" calcext:value-type="float">
            <text:p>9264595968</text:p>
          </table:table-cell>
          <table:table-cell office:value-type="float" office:value="1367717184" calcext:value-type="float">
            <text:p>136771718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417900" calcext:value-type="float">
            <text:p>654417900</text:p>
          </table:table-cell>
          <table:table-cell office:value-type="float" office:value="678050028" calcext:value-type="float">
            <text:p>678050028</text:p>
          </table:table-cell>
          <table:table-cell office:value-type="float" office:value="9263863044" calcext:value-type="float">
            <text:p>9263863044</text:p>
          </table:table-cell>
          <table:table-cell office:value-type="float" office:value="1367757252" calcext:value-type="float">
            <text:p>13677572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492384" calcext:value-type="float">
            <text:p>654492384</text:p>
          </table:table-cell>
          <table:table-cell office:value-type="float" office:value="681812352" calcext:value-type="float">
            <text:p>681812352</text:p>
          </table:table-cell>
          <table:table-cell office:value-type="float" office:value="9267999336" calcext:value-type="float">
            <text:p>9267999336</text:p>
          </table:table-cell>
          <table:table-cell office:value-type="float" office:value="1368093024" calcext:value-type="float">
            <text:p>13680930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985396" calcext:value-type="float">
            <text:p>653985396</text:p>
          </table:table-cell>
          <table:table-cell office:value-type="float" office:value="683067816" calcext:value-type="float">
            <text:p>683067816</text:p>
          </table:table-cell>
          <table:table-cell office:value-type="float" office:value="9273150828" calcext:value-type="float">
            <text:p>9273150828</text:p>
          </table:table-cell>
          <table:table-cell office:value-type="float" office:value="1368187488" calcext:value-type="float">
            <text:p>13681874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637168" calcext:value-type="float">
            <text:p>653637168</text:p>
          </table:table-cell>
          <table:table-cell office:value-type="float" office:value="674902764" calcext:value-type="float">
            <text:p>674902764</text:p>
          </table:table-cell>
          <table:table-cell office:value-type="float" office:value="9267862140" calcext:value-type="float">
            <text:p>9267862140</text:p>
          </table:table-cell>
          <table:table-cell office:value-type="float" office:value="1368111744" calcext:value-type="float">
            <text:p>13681117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697540" calcext:value-type="float">
            <text:p>653697540</text:p>
          </table:table-cell>
          <table:table-cell office:value-type="float" office:value="677579040" calcext:value-type="float">
            <text:p>677579040</text:p>
          </table:table-cell>
          <table:table-cell office:value-type="float" office:value="9262431648" calcext:value-type="float">
            <text:p>9262431648</text:p>
          </table:table-cell>
          <table:table-cell office:value-type="float" office:value="1368000900" calcext:value-type="float">
            <text:p>13680009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764104" calcext:value-type="float">
            <text:p>653764104</text:p>
          </table:table-cell>
          <table:table-cell office:value-type="float" office:value="678545784" calcext:value-type="float">
            <text:p>678545784</text:p>
          </table:table-cell>
          <table:table-cell office:value-type="float" office:value="9269370756" calcext:value-type="float">
            <text:p>9269370756</text:p>
          </table:table-cell>
          <table:table-cell office:value-type="float" office:value="1367626284" calcext:value-type="float">
            <text:p>136762628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679792" calcext:value-type="float">
            <text:p>653679792</text:p>
          </table:table-cell>
          <table:table-cell office:value-type="float" office:value="678223368" calcext:value-type="float">
            <text:p>678223368</text:p>
          </table:table-cell>
          <table:table-cell office:value-type="float" office:value="9266854932" calcext:value-type="float">
            <text:p>9266854932</text:p>
          </table:table-cell>
          <table:table-cell office:value-type="float" office:value="1367603388" calcext:value-type="float">
            <text:p>13676033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5370532" calcext:value-type="float">
            <text:p>655370532</text:p>
          </table:table-cell>
          <table:table-cell office:value-type="float" office:value="684421992" calcext:value-type="float">
            <text:p>684421992</text:p>
          </table:table-cell>
          <table:table-cell office:value-type="float" office:value="9270514188" calcext:value-type="float">
            <text:p>9270514188</text:p>
          </table:table-cell>
          <table:table-cell office:value-type="float" office:value="1367769348" calcext:value-type="float">
            <text:p>136776934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182496" calcext:value-type="float">
            <text:p>654182496</text:p>
          </table:table-cell>
          <table:table-cell office:value-type="float" office:value="680890068" calcext:value-type="float">
            <text:p>680890068</text:p>
          </table:table-cell>
          <table:table-cell office:value-type="float" office:value="9269446032" calcext:value-type="float">
            <text:p>9269446032</text:p>
          </table:table-cell>
          <table:table-cell office:value-type="float" office:value="1367855244" calcext:value-type="float">
            <text:p>13678552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029928" calcext:value-type="float">
            <text:p>654029928</text:p>
          </table:table-cell>
          <table:table-cell office:value-type="float" office:value="685099404" calcext:value-type="float">
            <text:p>685099404</text:p>
          </table:table-cell>
          <table:table-cell office:value-type="float" office:value="9271076544" calcext:value-type="float">
            <text:p>9271076544</text:p>
          </table:table-cell>
          <table:table-cell office:value-type="float" office:value="1368478764" calcext:value-type="float">
            <text:p>13684787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032772" calcext:value-type="float">
            <text:p>654032772</text:p>
          </table:table-cell>
          <table:table-cell office:value-type="float" office:value="676769760" calcext:value-type="float">
            <text:p>676769760</text:p>
          </table:table-cell>
          <table:table-cell office:value-type="float" office:value="9265526784" calcext:value-type="float">
            <text:p>9265526784</text:p>
          </table:table-cell>
          <table:table-cell office:value-type="float" office:value="1368155664" calcext:value-type="float">
            <text:p>13681556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187392" calcext:value-type="float">
            <text:p>654187392</text:p>
          </table:table-cell>
          <table:table-cell office:value-type="float" office:value="677452932" calcext:value-type="float">
            <text:p>677452932</text:p>
          </table:table-cell>
          <table:table-cell office:value-type="float" office:value="9270813456" calcext:value-type="float">
            <text:p>9270813456</text:p>
          </table:table-cell>
          <table:table-cell office:value-type="float" office:value="1367744256" calcext:value-type="float">
            <text:p>136774425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2478400" calcext:value-type="float">
            <text:p>652478400</text:p>
          </table:table-cell>
          <table:table-cell office:value-type="float" office:value="681463620" calcext:value-type="float">
            <text:p>681463620</text:p>
          </table:table-cell>
          <table:table-cell office:value-type="float" office:value="9271023552" calcext:value-type="float">
            <text:p>9271023552</text:p>
          </table:table-cell>
          <table:table-cell office:value-type="float" office:value="1367767836" calcext:value-type="float">
            <text:p>136776783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221224" calcext:value-type="float">
            <text:p>653221224</text:p>
          </table:table-cell>
          <table:table-cell office:value-type="float" office:value="682433676" calcext:value-type="float">
            <text:p>682433676</text:p>
          </table:table-cell>
          <table:table-cell office:value-type="float" office:value="9271656576" calcext:value-type="float">
            <text:p>9271656576</text:p>
          </table:table-cell>
          <table:table-cell office:value-type="float" office:value="1367646228" calcext:value-type="float">
            <text:p>136764622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062976" calcext:value-type="float">
            <text:p>654062976</text:p>
          </table:table-cell>
          <table:table-cell office:value-type="float" office:value="682664976" calcext:value-type="float">
            <text:p>682664976</text:p>
          </table:table-cell>
          <table:table-cell office:value-type="float" office:value="9261768960" calcext:value-type="float">
            <text:p>9261768960</text:p>
          </table:table-cell>
          <table:table-cell office:value-type="float" office:value="1367677656" calcext:value-type="float">
            <text:p>136767765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1955716" calcext:value-type="float">
            <text:p>651955716</text:p>
          </table:table-cell>
          <table:table-cell office:value-type="float" office:value="684312984" calcext:value-type="float">
            <text:p>684312984</text:p>
          </table:table-cell>
          <table:table-cell office:value-type="float" office:value="9264933144" calcext:value-type="float">
            <text:p>9264933144</text:p>
          </table:table-cell>
          <table:table-cell office:value-type="float" office:value="1368498312" calcext:value-type="float">
            <text:p>136849831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909760" calcext:value-type="float">
            <text:p>653909760</text:p>
          </table:table-cell>
          <table:table-cell office:value-type="float" office:value="681049368" calcext:value-type="float">
            <text:p>681049368</text:p>
          </table:table-cell>
          <table:table-cell office:value-type="float" office:value="9266217372" calcext:value-type="float">
            <text:p>9266217372</text:p>
          </table:table-cell>
          <table:table-cell office:value-type="float" office:value="1368027360" calcext:value-type="float">
            <text:p>13680273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927256" calcext:value-type="float">
            <text:p>653927256</text:p>
          </table:table-cell>
          <table:table-cell office:value-type="float" office:value="678976560" calcext:value-type="float">
            <text:p>678976560</text:p>
          </table:table-cell>
          <table:table-cell office:value-type="float" office:value="9267370416" calcext:value-type="float">
            <text:p>9267370416</text:p>
          </table:table-cell>
          <table:table-cell office:value-type="float" office:value="1374743520" calcext:value-type="float">
            <text:p>13747435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724476" calcext:value-type="float">
            <text:p>654724476</text:p>
          </table:table-cell>
          <table:table-cell office:value-type="float" office:value="676487124" calcext:value-type="float">
            <text:p>676487124</text:p>
          </table:table-cell>
          <table:table-cell office:value-type="float" office:value="9268771536" calcext:value-type="float">
            <text:p>9268771536</text:p>
          </table:table-cell>
          <table:table-cell office:value-type="float" office:value="1367663796" calcext:value-type="float">
            <text:p>13676637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055828" calcext:value-type="float">
            <text:p>656055828</text:p>
          </table:table-cell>
          <table:table-cell office:value-type="float" office:value="689209884" calcext:value-type="float">
            <text:p>689209884</text:p>
          </table:table-cell>
          <table:table-cell office:value-type="float" office:value="9299776716" calcext:value-type="float">
            <text:p>9299776716</text:p>
          </table:table-cell>
          <table:table-cell office:value-type="float" office:value="1368979560" calcext:value-type="float">
            <text:p>13689795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172468" calcext:value-type="float">
            <text:p>656172468</text:p>
          </table:table-cell>
          <table:table-cell office:value-type="float" office:value="679413384" calcext:value-type="float">
            <text:p>679413384</text:p>
          </table:table-cell>
          <table:table-cell office:value-type="float" office:value="9315619632" calcext:value-type="float">
            <text:p>9315619632</text:p>
          </table:table-cell>
          <table:table-cell office:value-type="float" office:value="1370279124" calcext:value-type="float">
            <text:p>13702791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070732" calcext:value-type="float">
            <text:p>656070732</text:p>
          </table:table-cell>
          <table:table-cell office:value-type="float" office:value="678070620" calcext:value-type="float">
            <text:p>678070620</text:p>
          </table:table-cell>
          <table:table-cell office:value-type="float" office:value="9295138584" calcext:value-type="float">
            <text:p>9295138584</text:p>
          </table:table-cell>
          <table:table-cell office:value-type="float" office:value="1368916308" calcext:value-type="float">
            <text:p>136891630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095284" calcext:value-type="float">
            <text:p>656095284</text:p>
          </table:table-cell>
          <table:table-cell office:value-type="float" office:value="687028212" calcext:value-type="float">
            <text:p>687028212</text:p>
          </table:table-cell>
          <table:table-cell office:value-type="float" office:value="9306965196" calcext:value-type="float">
            <text:p>9306965196</text:p>
          </table:table-cell>
          <table:table-cell office:value-type="float" office:value="1370355336" calcext:value-type="float">
            <text:p>137035533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5049484" calcext:value-type="float">
            <text:p>655049484</text:p>
          </table:table-cell>
          <table:table-cell office:value-type="float" office:value="677217060" calcext:value-type="float">
            <text:p>677217060</text:p>
          </table:table-cell>
          <table:table-cell office:value-type="float" office:value="9290858364" calcext:value-type="float">
            <text:p>9290858364</text:p>
          </table:table-cell>
          <table:table-cell office:value-type="float" office:value="1370017188" calcext:value-type="float">
            <text:p>13700171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5377588" calcext:value-type="float">
            <text:p>655377588</text:p>
          </table:table-cell>
          <table:table-cell office:value-type="float" office:value="675797256" calcext:value-type="float">
            <text:p>675797256</text:p>
          </table:table-cell>
          <table:table-cell office:value-type="float" office:value="9271569060" calcext:value-type="float">
            <text:p>9271569060</text:p>
          </table:table-cell>
          <table:table-cell office:value-type="float" office:value="1369114488" calcext:value-type="float">
            <text:p>13691144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133696" calcext:value-type="float">
            <text:p>656133696</text:p>
          </table:table-cell>
          <table:table-cell office:value-type="float" office:value="682468776" calcext:value-type="float">
            <text:p>682468776</text:p>
          </table:table-cell>
          <table:table-cell office:value-type="float" office:value="9273562380" calcext:value-type="float">
            <text:p>9273562380</text:p>
          </table:table-cell>
          <table:table-cell office:value-type="float" office:value="1370326824" calcext:value-type="float">
            <text:p>13703268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222040" calcext:value-type="float">
            <text:p>656222040</text:p>
          </table:table-cell>
          <table:table-cell office:value-type="float" office:value="675791388" calcext:value-type="float">
            <text:p>675791388</text:p>
          </table:table-cell>
          <table:table-cell office:value-type="float" office:value="9295814052" calcext:value-type="float">
            <text:p>9295814052</text:p>
          </table:table-cell>
          <table:table-cell office:value-type="float" office:value="1370372004" calcext:value-type="float">
            <text:p>13703720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5943220" calcext:value-type="float">
            <text:p>655943220</text:p>
          </table:table-cell>
          <table:table-cell office:value-type="float" office:value="682683948" calcext:value-type="float">
            <text:p>682683948</text:p>
          </table:table-cell>
          <table:table-cell office:value-type="float" office:value="9324281232" calcext:value-type="float">
            <text:p>9324281232</text:p>
          </table:table-cell>
          <table:table-cell office:value-type="float" office:value="1367792352" calcext:value-type="float">
            <text:p>13677923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009820" calcext:value-type="float">
            <text:p>656009820</text:p>
          </table:table-cell>
          <table:table-cell office:value-type="float" office:value="679400928" calcext:value-type="float">
            <text:p>679400928</text:p>
          </table:table-cell>
          <table:table-cell office:value-type="float" office:value="9270258228" calcext:value-type="float">
            <text:p>9270258228</text:p>
          </table:table-cell>
          <table:table-cell office:value-type="float" office:value="1367765820" calcext:value-type="float">
            <text:p>13677658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080956" calcext:value-type="float">
            <text:p>656080956</text:p>
          </table:table-cell>
          <table:table-cell office:value-type="float" office:value="680512536" calcext:value-type="float">
            <text:p>680512536</text:p>
          </table:table-cell>
          <table:table-cell office:value-type="float" office:value="9321653556" calcext:value-type="float">
            <text:p>9321653556</text:p>
          </table:table-cell>
          <table:table-cell office:value-type="float" office:value="1368603288" calcext:value-type="float">
            <text:p>13686032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265492" calcext:value-type="float">
            <text:p>656265492</text:p>
          </table:table-cell>
          <table:table-cell office:value-type="float" office:value="678546180" calcext:value-type="float">
            <text:p>678546180</text:p>
          </table:table-cell>
          <table:table-cell office:value-type="float" office:value="9299402424" calcext:value-type="float">
            <text:p>9299402424</text:p>
          </table:table-cell>
          <table:table-cell office:value-type="float" office:value="1368272196" calcext:value-type="float">
            <text:p>13682721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019396" calcext:value-type="float">
            <text:p>656019396</text:p>
          </table:table-cell>
          <table:table-cell office:value-type="float" office:value="679556376" calcext:value-type="float">
            <text:p>679556376</text:p>
          </table:table-cell>
          <table:table-cell office:value-type="float" office:value="9310937724" calcext:value-type="float">
            <text:p>9310937724</text:p>
          </table:table-cell>
          <table:table-cell office:value-type="float" office:value="1367830980" calcext:value-type="float">
            <text:p>13678309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115156" calcext:value-type="float">
            <text:p>656115156</text:p>
          </table:table-cell>
          <table:table-cell office:value-type="float" office:value="677427696" calcext:value-type="float">
            <text:p>677427696</text:p>
          </table:table-cell>
          <table:table-cell office:value-type="float" office:value="9279290124" calcext:value-type="float">
            <text:p>9279290124</text:p>
          </table:table-cell>
          <table:table-cell office:value-type="float" office:value="1367735004" calcext:value-type="float">
            <text:p>13677350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721740" calcext:value-type="float">
            <text:p>654721740</text:p>
          </table:table-cell>
          <table:table-cell office:value-type="float" office:value="677083860" calcext:value-type="float">
            <text:p>677083860</text:p>
          </table:table-cell>
          <table:table-cell office:value-type="float" office:value="9273319380" calcext:value-type="float">
            <text:p>9273319380</text:p>
          </table:table-cell>
          <table:table-cell office:value-type="float" office:value="1367776152" calcext:value-type="float">
            <text:p>13677761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619320" calcext:value-type="float">
            <text:p>654619320</text:p>
          </table:table-cell>
          <table:table-cell office:value-type="float" office:value="678000744" calcext:value-type="float">
            <text:p>678000744</text:p>
          </table:table-cell>
          <table:table-cell office:value-type="float" office:value="9267813828" calcext:value-type="float">
            <text:p>9267813828</text:p>
          </table:table-cell>
          <table:table-cell office:value-type="float" office:value="1368279324" calcext:value-type="float">
            <text:p>13682793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943248" calcext:value-type="float">
            <text:p>654943248</text:p>
          </table:table-cell>
          <table:table-cell office:value-type="float" office:value="679610556" calcext:value-type="float">
            <text:p>679610556</text:p>
          </table:table-cell>
          <table:table-cell office:value-type="float" office:value="9271472832" calcext:value-type="float">
            <text:p>9271472832</text:p>
          </table:table-cell>
          <table:table-cell office:value-type="float" office:value="1368240768" calcext:value-type="float">
            <text:p>136824076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5502904" calcext:value-type="float">
            <text:p>655502904</text:p>
          </table:table-cell>
          <table:table-cell office:value-type="float" office:value="679070448" calcext:value-type="float">
            <text:p>679070448</text:p>
          </table:table-cell>
          <table:table-cell office:value-type="float" office:value="9269666568" calcext:value-type="float">
            <text:p>9269666568</text:p>
          </table:table-cell>
          <table:table-cell office:value-type="float" office:value="1367808912" calcext:value-type="float">
            <text:p>136780891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5033140" calcext:value-type="float">
            <text:p>655033140</text:p>
          </table:table-cell>
          <table:table-cell office:value-type="float" office:value="675670140" calcext:value-type="float">
            <text:p>675670140</text:p>
          </table:table-cell>
          <table:table-cell office:value-type="float" office:value="9267969708" calcext:value-type="float">
            <text:p>9267969708</text:p>
          </table:table-cell>
          <table:table-cell office:value-type="float" office:value="1367710920" calcext:value-type="float">
            <text:p>13677109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192900" calcext:value-type="float">
            <text:p>654192900</text:p>
          </table:table-cell>
          <table:table-cell office:value-type="float" office:value="683051040" calcext:value-type="float">
            <text:p>683051040</text:p>
          </table:table-cell>
          <table:table-cell office:value-type="float" office:value="9271920276" calcext:value-type="float">
            <text:p>9271920276</text:p>
          </table:table-cell>
          <table:table-cell office:value-type="float" office:value="1374862788" calcext:value-type="float">
            <text:p>13748627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5239096" calcext:value-type="float">
            <text:p>655239096</text:p>
          </table:table-cell>
          <table:table-cell office:value-type="float" office:value="677275488" calcext:value-type="float">
            <text:p>677275488</text:p>
          </table:table-cell>
          <table:table-cell office:value-type="float" office:value="9274813020" calcext:value-type="float">
            <text:p>9274813020</text:p>
          </table:table-cell>
          <table:table-cell office:value-type="float" office:value="1367088084" calcext:value-type="float">
            <text:p>136708808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5468596" calcext:value-type="float">
            <text:p>655468596</text:p>
          </table:table-cell>
          <table:table-cell office:value-type="float" office:value="688978008" calcext:value-type="float">
            <text:p>688978008</text:p>
          </table:table-cell>
          <table:table-cell office:value-type="float" office:value="9275423508" calcext:value-type="float">
            <text:p>9275423508</text:p>
          </table:table-cell>
          <table:table-cell office:value-type="float" office:value="1368059832" calcext:value-type="float">
            <text:p>136805983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5348248" calcext:value-type="float">
            <text:p>655348248</text:p>
          </table:table-cell>
          <table:table-cell office:value-type="float" office:value="680759856" calcext:value-type="float">
            <text:p>680759856</text:p>
          </table:table-cell>
          <table:table-cell office:value-type="float" office:value="9272402892" calcext:value-type="float">
            <text:p>9272402892</text:p>
          </table:table-cell>
          <table:table-cell office:value-type="float" office:value="1368039960" calcext:value-type="float">
            <text:p>13680399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5343820" calcext:value-type="float">
            <text:p>655343820</text:p>
          </table:table-cell>
          <table:table-cell office:value-type="float" office:value="676217664" calcext:value-type="float">
            <text:p>676217664</text:p>
          </table:table-cell>
          <table:table-cell office:value-type="float" office:value="9270574488" calcext:value-type="float">
            <text:p>9270574488</text:p>
          </table:table-cell>
          <table:table-cell office:value-type="float" office:value="1368642348" calcext:value-type="float">
            <text:p>136864234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419092" calcext:value-type="float">
            <text:p>659419092</text:p>
          </table:table-cell>
          <table:table-cell office:value-type="float" office:value="682311168" calcext:value-type="float">
            <text:p>682311168</text:p>
          </table:table-cell>
          <table:table-cell office:value-type="float" office:value="9280175220" calcext:value-type="float">
            <text:p>9280175220</text:p>
          </table:table-cell>
          <table:table-cell office:value-type="float" office:value="1369734084" calcext:value-type="float">
            <text:p>136973408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281844" calcext:value-type="float">
            <text:p>657281844</text:p>
          </table:table-cell>
          <table:table-cell office:value-type="float" office:value="677417004" calcext:value-type="float">
            <text:p>677417004</text:p>
          </table:table-cell>
          <table:table-cell office:value-type="float" office:value="9275947704" calcext:value-type="float">
            <text:p>9275947704</text:p>
          </table:table-cell>
          <table:table-cell office:value-type="float" office:value="1368449964" calcext:value-type="float">
            <text:p>13684499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039420" calcext:value-type="float">
            <text:p>657039420</text:p>
          </table:table-cell>
          <table:table-cell office:value-type="float" office:value="678791628" calcext:value-type="float">
            <text:p>678791628</text:p>
          </table:table-cell>
          <table:table-cell office:value-type="float" office:value="9268496172" calcext:value-type="float">
            <text:p>9268496172</text:p>
          </table:table-cell>
          <table:table-cell office:value-type="float" office:value="1368286596" calcext:value-type="float">
            <text:p>13682865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984360" calcext:value-type="float">
            <text:p>654984360</text:p>
          </table:table-cell>
          <table:table-cell office:value-type="float" office:value="678713724" calcext:value-type="float">
            <text:p>678713724</text:p>
          </table:table-cell>
          <table:table-cell office:value-type="float" office:value="9271864980" calcext:value-type="float">
            <text:p>9271864980</text:p>
          </table:table-cell>
          <table:table-cell office:value-type="float" office:value="1368214092" calcext:value-type="float">
            <text:p>13682140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194184" calcext:value-type="float">
            <text:p>657194184</text:p>
          </table:table-cell>
          <table:table-cell office:value-type="float" office:value="676843956" calcext:value-type="float">
            <text:p>676843956</text:p>
          </table:table-cell>
          <table:table-cell office:value-type="float" office:value="9282571704" calcext:value-type="float">
            <text:p>9282571704</text:p>
          </table:table-cell>
          <table:table-cell office:value-type="float" office:value="1369299852" calcext:value-type="float">
            <text:p>13692998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387648" calcext:value-type="float">
            <text:p>657387648</text:p>
          </table:table-cell>
          <table:table-cell office:value-type="float" office:value="678271752" calcext:value-type="float">
            <text:p>678271752</text:p>
          </table:table-cell>
          <table:table-cell office:value-type="float" office:value="9277596576" calcext:value-type="float">
            <text:p>9277596576</text:p>
          </table:table-cell>
          <table:table-cell office:value-type="float" office:value="1368422676" calcext:value-type="float">
            <text:p>136842267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277668" calcext:value-type="float">
            <text:p>657277668</text:p>
          </table:table-cell>
          <table:table-cell office:value-type="float" office:value="676285848" calcext:value-type="float">
            <text:p>676285848</text:p>
          </table:table-cell>
          <table:table-cell office:value-type="float" office:value="9269773416" calcext:value-type="float">
            <text:p>9269773416</text:p>
          </table:table-cell>
          <table:table-cell office:value-type="float" office:value="1367785872" calcext:value-type="float">
            <text:p>136778587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234936" calcext:value-type="float">
            <text:p>657234936</text:p>
          </table:table-cell>
          <table:table-cell office:value-type="float" office:value="675772452" calcext:value-type="float">
            <text:p>675772452</text:p>
          </table:table-cell>
          <table:table-cell office:value-type="float" office:value="9271849104" calcext:value-type="float">
            <text:p>9271849104</text:p>
          </table:table-cell>
          <table:table-cell office:value-type="float" office:value="1367699940" calcext:value-type="float">
            <text:p>136769994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202212" calcext:value-type="float">
            <text:p>657202212</text:p>
          </table:table-cell>
          <table:table-cell office:value-type="float" office:value="678704184" calcext:value-type="float">
            <text:p>678704184</text:p>
          </table:table-cell>
          <table:table-cell office:value-type="float" office:value="9279276948" calcext:value-type="float">
            <text:p>9279276948</text:p>
          </table:table-cell>
          <table:table-cell office:value-type="float" office:value="1367746164" calcext:value-type="float">
            <text:p>13677461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880776" calcext:value-type="float">
            <text:p>657880776</text:p>
          </table:table-cell>
          <table:table-cell office:value-type="float" office:value="674953272" calcext:value-type="float">
            <text:p>674953272</text:p>
          </table:table-cell>
          <table:table-cell office:value-type="float" office:value="9274977108" calcext:value-type="float">
            <text:p>9274977108</text:p>
          </table:table-cell>
          <table:table-cell office:value-type="float" office:value="1369022688" calcext:value-type="float">
            <text:p>13690226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8074708" calcext:value-type="float">
            <text:p>658074708</text:p>
          </table:table-cell>
          <table:table-cell office:value-type="float" office:value="678675924" calcext:value-type="float">
            <text:p>678675924</text:p>
          </table:table-cell>
          <table:table-cell office:value-type="float" office:value="9275580072" calcext:value-type="float">
            <text:p>9275580072</text:p>
          </table:table-cell>
          <table:table-cell office:value-type="float" office:value="1368335556" calcext:value-type="float">
            <text:p>136833555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561348" calcext:value-type="float">
            <text:p>657561348</text:p>
          </table:table-cell>
          <table:table-cell office:value-type="float" office:value="678406536" calcext:value-type="float">
            <text:p>678406536</text:p>
          </table:table-cell>
          <table:table-cell office:value-type="float" office:value="9268759764" calcext:value-type="float">
            <text:p>9268759764</text:p>
          </table:table-cell>
          <table:table-cell office:value-type="float" office:value="1368500688" calcext:value-type="float">
            <text:p>13685006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705420" calcext:value-type="float">
            <text:p>657705420</text:p>
          </table:table-cell>
          <table:table-cell office:value-type="float" office:value="680735952" calcext:value-type="float">
            <text:p>680735952</text:p>
          </table:table-cell>
          <table:table-cell office:value-type="float" office:value="9272489364" calcext:value-type="float">
            <text:p>9272489364</text:p>
          </table:table-cell>
          <table:table-cell office:value-type="float" office:value="1369245600" calcext:value-type="float">
            <text:p>13692456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8210428" calcext:value-type="float">
            <text:p>658210428</text:p>
          </table:table-cell>
          <table:table-cell office:value-type="float" office:value="676542924" calcext:value-type="float">
            <text:p>676542924</text:p>
          </table:table-cell>
          <table:table-cell office:value-type="float" office:value="9273842784" calcext:value-type="float">
            <text:p>9273842784</text:p>
          </table:table-cell>
          <table:table-cell office:value-type="float" office:value="1368350856" calcext:value-type="float">
            <text:p>136835085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754704" calcext:value-type="float">
            <text:p>657754704</text:p>
          </table:table-cell>
          <table:table-cell office:value-type="float" office:value="676194192" calcext:value-type="float">
            <text:p>676194192</text:p>
          </table:table-cell>
          <table:table-cell office:value-type="float" office:value="9270675684" calcext:value-type="float">
            <text:p>9270675684</text:p>
          </table:table-cell>
          <table:table-cell office:value-type="float" office:value="1372036968" calcext:value-type="float">
            <text:p>137203696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717300" calcext:value-type="float">
            <text:p>657717300</text:p>
          </table:table-cell>
          <table:table-cell office:value-type="float" office:value="677413080" calcext:value-type="float">
            <text:p>677413080</text:p>
          </table:table-cell>
          <table:table-cell office:value-type="float" office:value="9273538656" calcext:value-type="float">
            <text:p>9273538656</text:p>
          </table:table-cell>
          <table:table-cell office:value-type="float" office:value="1369706688" calcext:value-type="float">
            <text:p>13697066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679572" calcext:value-type="float">
            <text:p>657679572</text:p>
          </table:table-cell>
          <table:table-cell office:value-type="float" office:value="682601760" calcext:value-type="float">
            <text:p>682601760</text:p>
          </table:table-cell>
          <table:table-cell office:value-type="float" office:value="9276356304" calcext:value-type="float">
            <text:p>9276356304</text:p>
          </table:table-cell>
          <table:table-cell office:value-type="float" office:value="1375908660" calcext:value-type="float">
            <text:p>13759086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698940" calcext:value-type="float">
            <text:p>657698940</text:p>
          </table:table-cell>
          <table:table-cell office:value-type="float" office:value="683040672" calcext:value-type="float">
            <text:p>683040672</text:p>
          </table:table-cell>
          <table:table-cell office:value-type="float" office:value="9274407156" calcext:value-type="float">
            <text:p>9274407156</text:p>
          </table:table-cell>
          <table:table-cell office:value-type="float" office:value="1368164952" calcext:value-type="float">
            <text:p>13681649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358884" calcext:value-type="float">
            <text:p>657358884</text:p>
          </table:table-cell>
          <table:table-cell office:value-type="float" office:value="681675048" calcext:value-type="float">
            <text:p>681675048</text:p>
          </table:table-cell>
          <table:table-cell office:value-type="float" office:value="9280285128" calcext:value-type="float">
            <text:p>9280285128</text:p>
          </table:table-cell>
          <table:table-cell office:value-type="float" office:value="1368827208" calcext:value-type="float">
            <text:p>136882720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394488" calcext:value-type="float">
            <text:p>657394488</text:p>
          </table:table-cell>
          <table:table-cell office:value-type="float" office:value="680269968" calcext:value-type="float">
            <text:p>680269968</text:p>
          </table:table-cell>
          <table:table-cell office:value-type="float" office:value="9268152804" calcext:value-type="float">
            <text:p>9268152804</text:p>
          </table:table-cell>
          <table:table-cell office:value-type="float" office:value="1368644472" calcext:value-type="float">
            <text:p>136864447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697356" calcext:value-type="float">
            <text:p>657697356</text:p>
          </table:table-cell>
          <table:table-cell office:value-type="float" office:value="675442116" calcext:value-type="float">
            <text:p>675442116</text:p>
          </table:table-cell>
          <table:table-cell office:value-type="float" office:value="9268408152" calcext:value-type="float">
            <text:p>9268408152</text:p>
          </table:table-cell>
          <table:table-cell office:value-type="float" office:value="1370060892" calcext:value-type="float">
            <text:p>13700608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7519084" calcext:value-type="float">
            <text:p>657519084</text:p>
          </table:table-cell>
          <table:table-cell office:value-type="float" office:value="673632900" calcext:value-type="float">
            <text:p>673632900</text:p>
          </table:table-cell>
          <table:table-cell office:value-type="float" office:value="9269772516" calcext:value-type="float">
            <text:p>9269772516</text:p>
          </table:table-cell>
          <table:table-cell office:value-type="float" office:value="1369510416" calcext:value-type="float">
            <text:p>13695104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946444" calcext:value-type="float">
            <text:p>653946444</text:p>
          </table:table-cell>
          <table:table-cell office:value-type="float" office:value="676089612" calcext:value-type="float">
            <text:p>676089612</text:p>
          </table:table-cell>
          <table:table-cell office:value-type="float" office:value="9272305008" calcext:value-type="float">
            <text:p>9272305008</text:p>
          </table:table-cell>
          <table:table-cell office:value-type="float" office:value="1368782316" calcext:value-type="float">
            <text:p>13687823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299236" calcext:value-type="float">
            <text:p>653299236</text:p>
          </table:table-cell>
          <table:table-cell office:value-type="float" office:value="677497464" calcext:value-type="float">
            <text:p>677497464</text:p>
          </table:table-cell>
          <table:table-cell office:value-type="float" office:value="9269710020" calcext:value-type="float">
            <text:p>9269710020</text:p>
          </table:table-cell>
          <table:table-cell office:value-type="float" office:value="1369226088" calcext:value-type="float">
            <text:p>13692260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932044" calcext:value-type="float">
            <text:p>653932044</text:p>
          </table:table-cell>
          <table:table-cell office:value-type="float" office:value="684290196" calcext:value-type="float">
            <text:p>684290196</text:p>
          </table:table-cell>
          <table:table-cell office:value-type="float" office:value="9266597100" calcext:value-type="float">
            <text:p>9266597100</text:p>
          </table:table-cell>
          <table:table-cell office:value-type="float" office:value="1369035432" calcext:value-type="float">
            <text:p>136903543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700528" calcext:value-type="float">
            <text:p>653700528</text:p>
          </table:table-cell>
          <table:table-cell office:value-type="float" office:value="674646768" calcext:value-type="float">
            <text:p>674646768</text:p>
          </table:table-cell>
          <table:table-cell office:value-type="float" office:value="9273241836" calcext:value-type="float">
            <text:p>9273241836</text:p>
          </table:table-cell>
          <table:table-cell office:value-type="float" office:value="1368571356" calcext:value-type="float">
            <text:p>136857135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903964" calcext:value-type="float">
            <text:p>653903964</text:p>
          </table:table-cell>
          <table:table-cell office:value-type="float" office:value="674275608" calcext:value-type="float">
            <text:p>674275608</text:p>
          </table:table-cell>
          <table:table-cell office:value-type="float" office:value="9275446008" calcext:value-type="float">
            <text:p>9275446008</text:p>
          </table:table-cell>
          <table:table-cell office:value-type="float" office:value="1369639764" calcext:value-type="float">
            <text:p>13696397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138108" calcext:value-type="float">
            <text:p>654138108</text:p>
          </table:table-cell>
          <table:table-cell office:value-type="float" office:value="673332948" calcext:value-type="float">
            <text:p>673332948</text:p>
          </table:table-cell>
          <table:table-cell office:value-type="float" office:value="9271585044" calcext:value-type="float">
            <text:p>9271585044</text:p>
          </table:table-cell>
          <table:table-cell office:value-type="float" office:value="1370570508" calcext:value-type="float">
            <text:p>137057050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740272" calcext:value-type="float">
            <text:p>653740272</text:p>
          </table:table-cell>
          <table:table-cell office:value-type="float" office:value="674942760" calcext:value-type="float">
            <text:p>674942760</text:p>
          </table:table-cell>
          <table:table-cell office:value-type="float" office:value="9268677144" calcext:value-type="float">
            <text:p>9268677144</text:p>
          </table:table-cell>
          <table:table-cell office:value-type="float" office:value="1369131804" calcext:value-type="float">
            <text:p>13691318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788800" calcext:value-type="float">
            <text:p>653788800</text:p>
          </table:table-cell>
          <table:table-cell office:value-type="float" office:value="675513432" calcext:value-type="float">
            <text:p>675513432</text:p>
          </table:table-cell>
          <table:table-cell office:value-type="float" office:value="9278863524" calcext:value-type="float">
            <text:p>9278863524</text:p>
          </table:table-cell>
          <table:table-cell office:value-type="float" office:value="1368811908" calcext:value-type="float">
            <text:p>136881190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750820" calcext:value-type="float">
            <text:p>653750820</text:p>
          </table:table-cell>
          <table:table-cell office:value-type="float" office:value="674608212" calcext:value-type="float">
            <text:p>674608212</text:p>
          </table:table-cell>
          <table:table-cell office:value-type="float" office:value="9271269756" calcext:value-type="float">
            <text:p>9271269756</text:p>
          </table:table-cell>
          <table:table-cell office:value-type="float" office:value="1368342612" calcext:value-type="float">
            <text:p>136834261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983128" calcext:value-type="float">
            <text:p>653983128</text:p>
          </table:table-cell>
          <table:table-cell office:value-type="float" office:value="675931248" calcext:value-type="float">
            <text:p>675931248</text:p>
          </table:table-cell>
          <table:table-cell office:value-type="float" office:value="9271471320" calcext:value-type="float">
            <text:p>9271471320</text:p>
          </table:table-cell>
          <table:table-cell office:value-type="float" office:value="1368135504" calcext:value-type="float">
            <text:p>13681355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002136" calcext:value-type="float">
            <text:p>654002136</text:p>
          </table:table-cell>
          <table:table-cell office:value-type="float" office:value="677844324" calcext:value-type="float">
            <text:p>677844324</text:p>
          </table:table-cell>
          <table:table-cell office:value-type="float" office:value="9270589788" calcext:value-type="float">
            <text:p>9270589788</text:p>
          </table:table-cell>
          <table:table-cell office:value-type="float" office:value="1369048824" calcext:value-type="float">
            <text:p>13690488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3794056" calcext:value-type="float">
            <text:p>653794056</text:p>
          </table:table-cell>
          <table:table-cell office:value-type="float" office:value="675195120" calcext:value-type="float">
            <text:p>675195120</text:p>
          </table:table-cell>
          <table:table-cell office:value-type="float" office:value="9272461032" calcext:value-type="float">
            <text:p>9272461032</text:p>
          </table:table-cell>
          <table:table-cell office:value-type="float" office:value="1384711452" calcext:value-type="float">
            <text:p>13847114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235236" calcext:value-type="float">
            <text:p>654235236</text:p>
          </table:table-cell>
          <table:table-cell office:value-type="float" office:value="676323288" calcext:value-type="float">
            <text:p>676323288</text:p>
          </table:table-cell>
          <table:table-cell office:value-type="float" office:value="9273555252" calcext:value-type="float">
            <text:p>9273555252</text:p>
          </table:table-cell>
          <table:table-cell office:value-type="float" office:value="1371819132" calcext:value-type="float">
            <text:p>137181913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4618420" calcext:value-type="float">
            <text:p>654618420</text:p>
          </table:table-cell>
          <table:table-cell office:value-type="float" office:value="674092152" calcext:value-type="float">
            <text:p>674092152</text:p>
          </table:table-cell>
          <table:table-cell office:value-type="float" office:value="9271938564" calcext:value-type="float">
            <text:p>9271938564</text:p>
          </table:table-cell>
          <table:table-cell office:value-type="float" office:value="1369618992" calcext:value-type="float">
            <text:p>13696189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6828532" calcext:value-type="float">
            <text:p>656828532</text:p>
          </table:table-cell>
          <table:table-cell office:value-type="float" office:value="675621828" calcext:value-type="float">
            <text:p>675621828</text:p>
          </table:table-cell>
          <table:table-cell office:value-type="float" office:value="9274130532" calcext:value-type="float">
            <text:p>9274130532</text:p>
          </table:table-cell>
          <table:table-cell office:value-type="float" office:value="1376758908" calcext:value-type="float">
            <text:p>137675890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849904" calcext:value-type="float">
            <text:p>659849904</text:p>
          </table:table-cell>
          <table:table-cell office:value-type="float" office:value="672504480" calcext:value-type="float">
            <text:p>672504480</text:p>
          </table:table-cell>
          <table:table-cell office:value-type="float" office:value="9269391420" calcext:value-type="float">
            <text:p>9269391420</text:p>
          </table:table-cell>
          <table:table-cell office:value-type="float" office:value="1369140840" calcext:value-type="float">
            <text:p>136914084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60165084" calcext:value-type="float">
            <text:p>660165084</text:p>
          </table:table-cell>
          <table:table-cell office:value-type="float" office:value="675876780" calcext:value-type="float">
            <text:p>675876780</text:p>
          </table:table-cell>
          <table:table-cell office:value-type="float" office:value="9274124988" calcext:value-type="float">
            <text:p>9274124988</text:p>
          </table:table-cell>
          <table:table-cell office:value-type="float" office:value="1369603728" calcext:value-type="float">
            <text:p>136960372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672604" calcext:value-type="float">
            <text:p>659672604</text:p>
          </table:table-cell>
          <table:table-cell office:value-type="float" office:value="683726616" calcext:value-type="float">
            <text:p>683726616</text:p>
          </table:table-cell>
          <table:table-cell office:value-type="float" office:value="9272308104" calcext:value-type="float">
            <text:p>9272308104</text:p>
          </table:table-cell>
          <table:table-cell office:value-type="float" office:value="1369689192" calcext:value-type="float">
            <text:p>13696891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868264" calcext:value-type="float">
            <text:p>659868264</text:p>
          </table:table-cell>
          <table:table-cell office:value-type="float" office:value="677255292" calcext:value-type="float">
            <text:p>677255292</text:p>
          </table:table-cell>
          <table:table-cell office:value-type="float" office:value="9276648948" calcext:value-type="float">
            <text:p>9276648948</text:p>
          </table:table-cell>
          <table:table-cell office:value-type="float" office:value="1370214324" calcext:value-type="float">
            <text:p>13702143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856780" calcext:value-type="float">
            <text:p>659856780</text:p>
          </table:table-cell>
          <table:table-cell office:value-type="float" office:value="676509336" calcext:value-type="float">
            <text:p>676509336</text:p>
          </table:table-cell>
          <table:table-cell office:value-type="float" office:value="9268822440" calcext:value-type="float">
            <text:p>9268822440</text:p>
          </table:table-cell>
          <table:table-cell office:value-type="float" office:value="1369287900" calcext:value-type="float">
            <text:p>13692879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709972" calcext:value-type="float">
            <text:p>659709972</text:p>
          </table:table-cell>
          <table:table-cell office:value-type="float" office:value="679330008" calcext:value-type="float">
            <text:p>679330008</text:p>
          </table:table-cell>
          <table:table-cell office:value-type="float" office:value="9267876252" calcext:value-type="float">
            <text:p>9267876252</text:p>
          </table:table-cell>
          <table:table-cell office:value-type="float" office:value="1369725480" calcext:value-type="float">
            <text:p>13697254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820816" calcext:value-type="float">
            <text:p>659820816</text:p>
          </table:table-cell>
          <table:table-cell office:value-type="float" office:value="680796180" calcext:value-type="float">
            <text:p>680796180</text:p>
          </table:table-cell>
          <table:table-cell office:value-type="float" office:value="9267217920" calcext:value-type="float">
            <text:p>9267217920</text:p>
          </table:table-cell>
          <table:table-cell office:value-type="float" office:value="1368892944" calcext:value-type="float">
            <text:p>13688929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659677356" calcext:value-type="float">
            <text:p>659677356</text:p>
          </table:table-cell>
          <table:table-cell office:value-type="float" office:value="673866972" calcext:value-type="float">
            <text:p>673866972</text:p>
          </table:table-cell>
          <table:table-cell office:value-type="float" office:value="9271686600" calcext:value-type="float">
            <text:p>9271686600</text:p>
          </table:table-cell>
          <table:table-cell office:value-type="float" office:value="1368958140" calcext:value-type="float">
            <text:p>136895814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 style:data-style-name="N2" text:time-value="10:09:06.5001819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3T00:16:31.383752557</meta:creation-date>
    <dc:date>2026-04-20T10:31:28.549599804</dc:date>
    <meta:editing-duration>PT2H31M43S</meta:editing-duration>
    <meta:editing-cycles>15</meta:editing-cycles>
    <meta:generator>LibreOffice/26.2.1.2$Linux_X86_64 LibreOffice_project/620$Build-2</meta:generator>
    <meta:document-statistic meta:table-count="1" meta:cell-count="208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Sheet1.F2:Sheet1.F257" chart:error-lower-range="Sheet1.F2:Sheet1.F25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F2:Sheet1.F257" chart:error-lower-range="Sheet1.F2:Sheet1.F257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one" chart:link-data-style-to-source="true" chart:error-category="cell-range" chart:error-upper-range="Sheet1.G2:Sheet1.G257" chart:error-lower-range="Sheet1.G2:Sheet1.G257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G2:Sheet1.G257" chart:error-lower-range="Sheet1.G2:Sheet1.G257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one" chart:link-data-style-to-source="true" chart:error-category="cell-range" chart:error-upper-range="Sheet1.H2:Sheet1.H257" chart:error-lower-range="Sheet1.H2:Sheet1.H257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H2:Sheet1.H257" chart:error-lower-range="Sheet1.H2:Sheet1.H257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heet1.I2:Sheet1.I257" chart:error-lower-range="Sheet1.I2:Sheet1.I257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I2:Sheet1.I257" chart:error-lower-range="Sheet1.I2:Sheet1.I257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5.363cm" svg:height="25.516cm" xlink:href=".." xlink:type="simple" chart:class="chart:line" chart:style-name="ch1">
        <chart:legend chart:legend-position="end" svg:x="40.843cm" svg:y="11.712cm" style:legend-expansion="high" chart:style-name="ch2"/>
        <chart:plot-area chart:style-name="ch3" svg:x="0.907cm" svg:y="0.51cm" svg:width="39.029cm" svg:height="24.496cm">
          <chart:coordinate-region svg:x="3.343cm" svg:y="0.709cm" svg:width="36.593cm" svg:height="23.3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57" chart:label-cell-address="Sheet1.A1:Sheet1.A1" chart:class="chart:line">
            <chart:error-indicator chart:style-name="ch7" chart:dimension="y"/>
            <chart:data-point chart:repeated="256"/>
          </chart:series>
          <chart:series chart:style-name="ch8" chart:values-cell-range-address="Sheet1.B2:Sheet1.B257" chart:label-cell-address="Sheet1.B1:Sheet1.B1" chart:class="chart:line">
            <chart:error-indicator chart:style-name="ch9" chart:dimension="y"/>
            <chart:data-point chart:repeated="256"/>
          </chart:series>
          <chart:series chart:style-name="ch10" chart:values-cell-range-address="Sheet1.C2:Sheet1.C257" chart:label-cell-address="Sheet1.C1:Sheet1.C1" chart:class="chart:line">
            <chart:error-indicator chart:style-name="ch11" chart:dimension="y"/>
            <chart:data-point chart:repeated="256"/>
          </chart:series>
          <chart:series chart:style-name="ch12" chart:values-cell-range-address="Sheet1.D2:Sheet1.D257" chart:label-cell-address="Sheet1.D1:Sheet1.D1" chart:class="chart:line">
            <chart:error-indicator chart:style-name="ch13" chart:dimension="y"/>
            <chart:data-point chart:repeated="2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 No Draw, CPF</text:p>
                <draw:g>
                  <svg:desc>Sheet1.A1:Sheet1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Fast Draw, CPF</text:p>
                <draw:g>
                  <svg:desc>Sheet1.B1:Sheet1.B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low No Draw, CPF</text:p>
                <draw:g>
                  <svg:desc>Sheet1.C1:Sheet1.C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Slow Draw, CPF</text:p>
                <draw:g>
                  <svg:desc>Sheet1.D1:Sheet1.D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7768348">
                <text:p>657768348</text:p>
                <draw:g>
                  <svg:desc>Sheet1.A2:Sheet1.A257</svg:desc>
                </draw:g>
              </table:table-cell>
              <table:table-cell office:value-type="float" office:value="613516.549367241">
                <text:p>613516.549367241</text:p>
                <draw:g>
                  <svg:desc>Sheet1.F2:Sheet1.F257</svg:desc>
                </draw:g>
              </table:table-cell>
              <table:table-cell office:value-type="float" office:value="613516.549367241">
                <text:p>613516.549367241</text:p>
                <draw:g>
                  <svg:desc>Sheet1.F2:Sheet1.F257</svg:desc>
                </draw:g>
              </table:table-cell>
              <table:table-cell office:value-type="float" office:value="692734716">
                <text:p>692734716</text:p>
                <draw:g>
                  <svg:desc>Sheet1.B2:Sheet1.B257</svg:desc>
                </draw:g>
              </table:table-cell>
              <table:table-cell office:value-type="float" office:value="643170.489251975">
                <text:p>643170.489251975</text:p>
                <draw:g>
                  <svg:desc>Sheet1.G2:Sheet1.G257</svg:desc>
                </draw:g>
              </table:table-cell>
              <table:table-cell office:value-type="float" office:value="643170.489251975">
                <text:p>643170.489251975</text:p>
                <draw:g>
                  <svg:desc>Sheet1.G2:Sheet1.G257</svg:desc>
                </draw:g>
              </table:table-cell>
              <table:table-cell office:value-type="float" office:value="9278438652">
                <text:p>9278438652</text:p>
                <draw:g>
                  <svg:desc>Sheet1.C2:Sheet1.C257</svg:desc>
                </draw:g>
              </table:table-cell>
              <table:table-cell office:value-type="float" office:value="1602958.47235493">
                <text:p>1602958.47235493</text:p>
                <draw:g>
                  <svg:desc>Sheet1.H2:Sheet1.H257</svg:desc>
                </draw:g>
              </table:table-cell>
              <table:table-cell office:value-type="float" office:value="1602958.47235493">
                <text:p>1602958.47235493</text:p>
                <draw:g>
                  <svg:desc>Sheet1.H2:Sheet1.H257</svg:desc>
                </draw:g>
              </table:table-cell>
              <table:table-cell office:value-type="float" office:value="1386540432">
                <text:p>1386540432</text:p>
                <draw:g>
                  <svg:desc>Sheet1.D2:Sheet1.D257</svg:desc>
                </draw:g>
              </table:table-cell>
              <table:table-cell office:value-type="float" office:value="425222.116359796">
                <text:p>425222.116359796</text:p>
                <draw:g>
                  <svg:desc>Sheet1.I2:Sheet1.I257</svg:desc>
                </draw:g>
              </table:table-cell>
              <table:table-cell office:value-type="float" office:value="425222.116359796">
                <text:p>425222.116359796</text:p>
                <draw:g>
                  <svg:desc>Sheet1.I2:Sheet1.I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0891024">
                <text:p>66089102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93782280">
                <text:p>6937822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840420">
                <text:p>92708404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84787700">
                <text:p>13847877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6173620">
                <text:p>6561736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92267544">
                <text:p>6922675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912704">
                <text:p>92749127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1411144">
                <text:p>137141114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2342400">
                <text:p>6623424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090128">
                <text:p>6820901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192408">
                <text:p>92731924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460368">
                <text:p>136846036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3897340">
                <text:p>6538973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019220">
                <text:p>67901922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801712">
                <text:p>926980171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332164">
                <text:p>13673321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153992">
                <text:p>6551539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910792">
                <text:p>68391079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853804">
                <text:p>92698538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6777116">
                <text:p>13667771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625224">
                <text:p>65462522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173584">
                <text:p>6831735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6508800">
                <text:p>927650880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0270304">
                <text:p>13702703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3071716">
                <text:p>65307171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238168">
                <text:p>6832381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294352">
                <text:p>92722943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1776508">
                <text:p>13717765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1463200">
                <text:p>6514632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749632">
                <text:p>6807496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020952">
                <text:p>92700209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104724">
                <text:p>13681047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3854860">
                <text:p>65385486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238260">
                <text:p>6812382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683232">
                <text:p>92736832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46552">
                <text:p>13676465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5352820">
                <text:p>6553528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928532">
                <text:p>6829285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5774724">
                <text:p>927577472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536940">
                <text:p>13685369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4981300">
                <text:p>6549813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435612">
                <text:p>68143561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7825140">
                <text:p>927782514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265104">
                <text:p>13682651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3986188">
                <text:p>65398618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272088">
                <text:p>6842720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9228492">
                <text:p>92792284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131652">
                <text:p>13681316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3955228">
                <text:p>65395522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472684">
                <text:p>6804726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467772">
                <text:p>92734677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815752">
                <text:p>13678157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0618664">
                <text:p>68061866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483896">
                <text:p>6824838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80155420">
                <text:p>92801554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08896">
                <text:p>13676088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508916">
                <text:p>65550891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547248">
                <text:p>6815472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573616">
                <text:p>92695736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595036">
                <text:p>13675950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4101100">
                <text:p>6541011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428924">
                <text:p>6824289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856988">
                <text:p>927185698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528904">
                <text:p>13675289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3556420">
                <text:p>6535564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5170144">
                <text:p>6851701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288880">
                <text:p>927228888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432136">
                <text:p>13674321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6273600">
                <text:p>6662736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914980">
                <text:p>6809149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431188">
                <text:p>927243118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481132">
                <text:p>136748113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5733068">
                <text:p>6757330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996076">
                <text:p>6839960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357892">
                <text:p>92633578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557020">
                <text:p>13675570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6296380">
                <text:p>6562963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92048664">
                <text:p>69204866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4447972">
                <text:p>92644479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5988976">
                <text:p>137598897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8588968">
                <text:p>6585889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961772">
                <text:p>6799617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038316">
                <text:p>92670383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367380">
                <text:p>13683673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8826280">
                <text:p>6588262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735176">
                <text:p>6827351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126072">
                <text:p>92701260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070236">
                <text:p>13680702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6464140">
                <text:p>6564641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6045592">
                <text:p>68604559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898936">
                <text:p>927289893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23764">
                <text:p>13676237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7194616">
                <text:p>65719461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017888">
                <text:p>6790178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172568">
                <text:p>92681725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492724">
                <text:p>13674927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6306460">
                <text:p>65630646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013856">
                <text:p>67901385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797264">
                <text:p>927179726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307576">
                <text:p>136730757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4990660">
                <text:p>65499066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045868">
                <text:p>6800458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065176">
                <text:p>92720651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534196">
                <text:p>13675341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3812992">
                <text:p>6538129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000388">
                <text:p>6830003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913808">
                <text:p>92689138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454744">
                <text:p>136745474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4118200">
                <text:p>6541182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142948">
                <text:p>6831429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732876">
                <text:p>92737328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44320">
                <text:p>13676443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1135680">
                <text:p>6611356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410572">
                <text:p>6834105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660312">
                <text:p>927066031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21972">
                <text:p>136772197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2261148">
                <text:p>6622611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812900">
                <text:p>68281290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638084">
                <text:p>92686380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405360">
                <text:p>13684053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2017932">
                <text:p>66201793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613928">
                <text:p>6826139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4218616">
                <text:p>92642186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286920">
                <text:p>13682869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1982292">
                <text:p>6619822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7386664">
                <text:p>68738666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973104">
                <text:p>92739731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833680">
                <text:p>13678336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217248">
                <text:p>6602172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227544">
                <text:p>6782275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832940">
                <text:p>927183294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0645928">
                <text:p>137064592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1630788">
                <text:p>66163078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500508">
                <text:p>6845005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5424840">
                <text:p>927542484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880912">
                <text:p>136788091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2980932">
                <text:p>66298093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823172">
                <text:p>6798231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605252">
                <text:p>92686052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566020">
                <text:p>13675660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1472208">
                <text:p>66147220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762152">
                <text:p>67976215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934208">
                <text:p>92719342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596440">
                <text:p>13675964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1257720">
                <text:p>6612577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494696">
                <text:p>6824946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712060">
                <text:p>92727120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0325312">
                <text:p>137032531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3006384">
                <text:p>6630063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701696">
                <text:p>6827016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554328">
                <text:p>92705543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357508">
                <text:p>13673575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9811096">
                <text:p>6598110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114628">
                <text:p>6801146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5551552">
                <text:p>92655515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534808">
                <text:p>13675348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0797892">
                <text:p>6607978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5073880">
                <text:p>6850738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825812">
                <text:p>927182581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643896">
                <text:p>13686438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2113980">
                <text:p>6621139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7918708">
                <text:p>6879187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646136">
                <text:p>927164613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5206192">
                <text:p>13752061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0883752">
                <text:p>66088375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800696">
                <text:p>6828006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6961528">
                <text:p>92669615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6514244">
                <text:p>136651424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0389364">
                <text:p>66038936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507728">
                <text:p>6825077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5625892">
                <text:p>92656258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461620">
                <text:p>13674616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1310568">
                <text:p>6613105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5942776">
                <text:p>6859427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321400">
                <text:p>926932140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098928">
                <text:p>136809892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2431968">
                <text:p>6624319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804676">
                <text:p>6808046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5813128">
                <text:p>92658131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188208">
                <text:p>13681882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2881392">
                <text:p>6628813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363944">
                <text:p>6823639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733084">
                <text:p>92727330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951508">
                <text:p>13679515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6542960">
                <text:p>67654296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915852">
                <text:p>68191585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472176">
                <text:p>92704721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39648">
                <text:p>136773964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0904056">
                <text:p>6609040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579772">
                <text:p>6835797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5686192">
                <text:p>92656861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469108">
                <text:p>13674691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1515172">
                <text:p>6815151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91354944">
                <text:p>6913549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261316">
                <text:p>92692613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298216">
                <text:p>13672982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7763452">
                <text:p>65776345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856112">
                <text:p>67985611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2958868">
                <text:p>92629588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469648">
                <text:p>136746964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8032840">
                <text:p>6580328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376528">
                <text:p>6803765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907356">
                <text:p>92679073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285508">
                <text:p>13672855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9115180">
                <text:p>6591151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575348">
                <text:p>6795753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5877604">
                <text:p>92658776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392248">
                <text:p>136739224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8836684">
                <text:p>6588366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955048">
                <text:p>6809550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143268">
                <text:p>92731432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251416">
                <text:p>13672514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8041408">
                <text:p>65804140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5502172">
                <text:p>6855021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518084">
                <text:p>92715180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236800">
                <text:p>13672368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7709056">
                <text:p>6577090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845780">
                <text:p>6798457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1134928">
                <text:p>92611349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402940">
                <text:p>13674029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7470736">
                <text:p>6574707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699256">
                <text:p>68369925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216296">
                <text:p>927121629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274420">
                <text:p>13672744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7430956">
                <text:p>6574309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486652">
                <text:p>68048665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013580">
                <text:p>927101358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11460">
                <text:p>13677114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7519120">
                <text:p>6575191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175980">
                <text:p>6811759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7837560">
                <text:p>92778375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248464">
                <text:p>13672484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6496612">
                <text:p>65649661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856504">
                <text:p>68385650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493732">
                <text:p>92694937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223624">
                <text:p>13672236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7644292">
                <text:p>6576442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703468">
                <text:p>6837034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760592">
                <text:p>92687605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270856">
                <text:p>136727085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7047880">
                <text:p>6570478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811536">
                <text:p>6788115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309720">
                <text:p>92673097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236008">
                <text:p>13672360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5640856">
                <text:p>6556408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90077700">
                <text:p>69007770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4759624">
                <text:p>926475962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4453324">
                <text:p>13744533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5700652">
                <text:p>65570065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548896">
                <text:p>6805488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4789900">
                <text:p>926478990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6552584">
                <text:p>136655258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5968168">
                <text:p>6559681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880932">
                <text:p>6818809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217568">
                <text:p>92682175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23736">
                <text:p>13677237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5809444">
                <text:p>6558094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869096">
                <text:p>6828690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033172">
                <text:p>92630331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530596">
                <text:p>13675305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5629552">
                <text:p>65562955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437536">
                <text:p>6834375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6084280">
                <text:p>926608428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400896">
                <text:p>13684008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0486456">
                <text:p>6604864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7317508">
                <text:p>6873175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2845756">
                <text:p>92628457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08436">
                <text:p>13677084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7648576">
                <text:p>65764857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877424">
                <text:p>6798774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2330992">
                <text:p>92623309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949420">
                <text:p>13679494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6531352">
                <text:p>65653135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086648">
                <text:p>6790866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946476">
                <text:p>92709464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77448">
                <text:p>136777744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9258280">
                <text:p>6592582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018220">
                <text:p>68001822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975544">
                <text:p>926397554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107100">
                <text:p>13681071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0727800">
                <text:p>6607278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951824">
                <text:p>6829518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6423220">
                <text:p>92664232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51916">
                <text:p>13676519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8910664">
                <text:p>65891066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739616">
                <text:p>6797396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5473324">
                <text:p>926547332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834292">
                <text:p>13678342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6940240">
                <text:p>6569402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855928">
                <text:p>6838559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0982900">
                <text:p>926098290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537220">
                <text:p>13675372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7490320">
                <text:p>6574903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066864">
                <text:p>68106686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7418504">
                <text:p>92574185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328132">
                <text:p>136732813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7793440">
                <text:p>6577934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373816">
                <text:p>6833738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4824604">
                <text:p>92648246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105652">
                <text:p>13671056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7844848">
                <text:p>6578448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550876">
                <text:p>6805508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015568">
                <text:p>92630155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425908">
                <text:p>13674259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8198872">
                <text:p>6581988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892784">
                <text:p>6828927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552160">
                <text:p>92695521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464896">
                <text:p>13674648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58230840">
                <text:p>6582308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118100">
                <text:p>68211810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6359356">
                <text:p>92663593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2071456">
                <text:p>137207145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7508788">
                <text:p>65750878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569408">
                <text:p>6795694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1545328">
                <text:p>92615453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961192">
                <text:p>13679611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7634788">
                <text:p>65763478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056296">
                <text:p>6830562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930248">
                <text:p>927193024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2216716">
                <text:p>13722167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8026684">
                <text:p>6580266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937588">
                <text:p>6809375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029176">
                <text:p>92630291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65604">
                <text:p>13677656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7883908">
                <text:p>65788390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500572">
                <text:p>6835005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0234640">
                <text:p>926023464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4823080">
                <text:p>13748230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7789084">
                <text:p>6577890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9442516">
                <text:p>6894425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8451920">
                <text:p>92584519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249040">
                <text:p>13672490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57992808">
                <text:p>65799280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734800">
                <text:p>68073480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7386644">
                <text:p>925738664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900748">
                <text:p>136790074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7560520">
                <text:p>6575605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140116">
                <text:p>6801401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4232684">
                <text:p>92542326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501724">
                <text:p>13675017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7452376">
                <text:p>65745237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057504">
                <text:p>68105750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2133776">
                <text:p>92521337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7936900">
                <text:p>13779369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6907840">
                <text:p>6569078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292260">
                <text:p>6812922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0138980">
                <text:p>925013898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1299184">
                <text:p>137129918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57163296">
                <text:p>6571632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755580">
                <text:p>6817555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030332">
                <text:p>92680303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903556">
                <text:p>136790355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7008568">
                <text:p>6570085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097644">
                <text:p>6810976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8616404">
                <text:p>92586164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538300">
                <text:p>13675383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7412704">
                <text:p>65741270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714488">
                <text:p>6797144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9619328">
                <text:p>92596193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49144">
                <text:p>136764914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7297828">
                <text:p>65729782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541776">
                <text:p>6815417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7277672">
                <text:p>92572776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584388">
                <text:p>13685843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7155736">
                <text:p>6571557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501032">
                <text:p>6825010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8206580">
                <text:p>925820658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084276">
                <text:p>136808427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7209988">
                <text:p>65720998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617536">
                <text:p>6836175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0650116">
                <text:p>92606501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323352">
                <text:p>13683233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6747172">
                <text:p>6567471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493376">
                <text:p>6794933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8260760">
                <text:p>92582607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47416">
                <text:p>13676474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6846964">
                <text:p>65684696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6276640">
                <text:p>68627664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017332">
                <text:p>92630173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389800">
                <text:p>13673898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7333648">
                <text:p>6573336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581724">
                <text:p>6845817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1525672">
                <text:p>92615256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50080">
                <text:p>13676500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7020016">
                <text:p>65702001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018868">
                <text:p>6800188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4558340">
                <text:p>925455834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60772">
                <text:p>136766077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6987724">
                <text:p>65698772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6879712">
                <text:p>68687971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6414392">
                <text:p>92564143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382680">
                <text:p>13683826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7064044">
                <text:p>6570640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281776">
                <text:p>6802817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8482700">
                <text:p>925848270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977428">
                <text:p>136797742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6787348">
                <text:p>6567873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5550916">
                <text:p>6855509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970360">
                <text:p>92639703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872524">
                <text:p>13678725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7112896">
                <text:p>6571128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264712">
                <text:p>68026471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9919100">
                <text:p>925991910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04684">
                <text:p>136760468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6619336">
                <text:p>6566193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615784">
                <text:p>6806157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4878560">
                <text:p>92548785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495820">
                <text:p>13674958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6586432">
                <text:p>65658643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92540424">
                <text:p>6925404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1232020">
                <text:p>92612320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4611400">
                <text:p>13746114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7673884">
                <text:p>6576738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93951768">
                <text:p>6939517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5353804">
                <text:p>92653538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6610796">
                <text:p>13666107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56886492">
                <text:p>6568864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5364976">
                <text:p>6853649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0392536">
                <text:p>926039253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018828">
                <text:p>136801882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6696880">
                <text:p>6566968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325344">
                <text:p>6813253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787768">
                <text:p>92637877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381268">
                <text:p>136738126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6650440">
                <text:p>6566504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7120048">
                <text:p>6871200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9460928">
                <text:p>92594609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435484">
                <text:p>136743548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6817480">
                <text:p>6568174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050836">
                <text:p>6800508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9647516">
                <text:p>92596475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445060">
                <text:p>13674450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6657100">
                <text:p>6566571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869208">
                <text:p>6788692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5552228">
                <text:p>92555522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259696">
                <text:p>13672596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56792244">
                <text:p>6567922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8164084">
                <text:p>6881640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2087740">
                <text:p>926208774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465832">
                <text:p>136746583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56782560">
                <text:p>65678256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701644">
                <text:p>6807016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5810060">
                <text:p>92558100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349660">
                <text:p>13673496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56791884">
                <text:p>6567918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114808">
                <text:p>6801148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1004788">
                <text:p>926100478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475336">
                <text:p>13674753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56881092">
                <text:p>6568810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259088">
                <text:p>6792590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5180960">
                <text:p>92551809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489268">
                <text:p>136748926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56720172">
                <text:p>6567201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274316">
                <text:p>6792743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7775192">
                <text:p>92577751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9075752">
                <text:p>13690757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6667180">
                <text:p>6566671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883432">
                <text:p>6838834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7601456">
                <text:p>92576014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207360">
                <text:p>13682073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56942940">
                <text:p>6569429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91760340">
                <text:p>69176034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314600832">
                <text:p>93146008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898480">
                <text:p>13678984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458604">
                <text:p>65745860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366036">
                <text:p>6783660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82648600">
                <text:p>928264860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403264">
                <text:p>13674032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62939820">
                <text:p>6629398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600492">
                <text:p>68160049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624680">
                <text:p>927162468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556768">
                <text:p>136755676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64423776">
                <text:p>66442377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411912">
                <text:p>68441191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463496">
                <text:p>927446349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54004">
                <text:p>13676540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4633044">
                <text:p>6646330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639916">
                <text:p>6776399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990496">
                <text:p>926999049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384876">
                <text:p>136838487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4613784">
                <text:p>6646137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445168">
                <text:p>6834451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282716">
                <text:p>92712827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103500">
                <text:p>13681035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4206012">
                <text:p>66420601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681364">
                <text:p>68368136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952092">
                <text:p>92709520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007884">
                <text:p>136800788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2480244">
                <text:p>6624802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920828">
                <text:p>6829208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824688">
                <text:p>927082468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23440">
                <text:p>13676234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1276008">
                <text:p>66127600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017644">
                <text:p>6800176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251420">
                <text:p>92742514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4800760">
                <text:p>13748007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61137336">
                <text:p>6611373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9862528">
                <text:p>6898625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655808">
                <text:p>92746558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013096">
                <text:p>13670130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1902840">
                <text:p>6619028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778568">
                <text:p>6797785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6474096">
                <text:p>927647409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307404">
                <text:p>13683074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1486644">
                <text:p>6614866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363876">
                <text:p>6783638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729556">
                <text:p>92727295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566920">
                <text:p>13675669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1486680">
                <text:p>6614866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445632">
                <text:p>6784456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019684">
                <text:p>92690196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35824">
                <text:p>13676358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1599972">
                <text:p>6615999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189536">
                <text:p>6791895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278076">
                <text:p>92672780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814888">
                <text:p>13678148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1861836">
                <text:p>6618618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098552">
                <text:p>68209855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557160">
                <text:p>92735571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500076">
                <text:p>136850007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2244804">
                <text:p>66224480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826516">
                <text:p>6838265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950340">
                <text:p>926795034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967348">
                <text:p>136796734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8758168">
                <text:p>6587581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452508">
                <text:p>6784525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486304">
                <text:p>92634863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571276">
                <text:p>136757127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6913384">
                <text:p>6569133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307388">
                <text:p>6823073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176820">
                <text:p>92731768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98788">
                <text:p>13676987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9032668">
                <text:p>6590326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165620">
                <text:p>68216562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679112">
                <text:p>927167911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899812">
                <text:p>136789981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9013192">
                <text:p>6590131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729412">
                <text:p>67772941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752248">
                <text:p>926975224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92892">
                <text:p>13677928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9047896">
                <text:p>6590478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487760">
                <text:p>6794877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548548">
                <text:p>927254854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629532">
                <text:p>136862953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9259216">
                <text:p>65925921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200740">
                <text:p>68020074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454412">
                <text:p>926845441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213912">
                <text:p>136821391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7038844">
                <text:p>6570388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5128132">
                <text:p>6851281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344584">
                <text:p>92693445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890380">
                <text:p>13678903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8931940">
                <text:p>6589319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441916">
                <text:p>6774419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359684">
                <text:p>92713596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444772">
                <text:p>136744477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59312928">
                <text:p>65931292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987228">
                <text:p>6849872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026324">
                <text:p>927102632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386776">
                <text:p>136738677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9057364">
                <text:p>65905736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019824">
                <text:p>6780198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059852">
                <text:p>92680598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352296">
                <text:p>13683522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59090196">
                <text:p>6590901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914576">
                <text:p>6799145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350468">
                <text:p>92713504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222876">
                <text:p>136822287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8862712">
                <text:p>65886271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733368">
                <text:p>6817333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029460">
                <text:p>92670294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196092">
                <text:p>13681960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9196360">
                <text:p>65919636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255236">
                <text:p>6792552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6873372">
                <text:p>92768733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4920280">
                <text:p>13749202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59249964">
                <text:p>65924996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641680">
                <text:p>6776416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355768">
                <text:p>92723557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300052">
                <text:p>13673000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0624912">
                <text:p>66062491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7230856">
                <text:p>68723085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5497848">
                <text:p>927549784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869536">
                <text:p>13678695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59819772">
                <text:p>6598197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167400">
                <text:p>68416740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997064">
                <text:p>927199706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570556">
                <text:p>136757055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59656080">
                <text:p>6596560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9641560">
                <text:p>6896415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5479704">
                <text:p>92754797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888616">
                <text:p>13678886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59830788">
                <text:p>65983078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5628784">
                <text:p>6856287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083432">
                <text:p>92680834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09840">
                <text:p>13677098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59601180">
                <text:p>6596011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024928">
                <text:p>6770249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726208">
                <text:p>92727262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429840">
                <text:p>13684298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59450448">
                <text:p>6594504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817020">
                <text:p>67581702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469868">
                <text:p>92744698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236664">
                <text:p>13682366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59757672">
                <text:p>6597576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750796">
                <text:p>6777507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838760">
                <text:p>92748387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811828">
                <text:p>136781182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59674440">
                <text:p>6596744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699492">
                <text:p>68169949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420064">
                <text:p>927242006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52744">
                <text:p>136765274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59331144">
                <text:p>6593311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425972">
                <text:p>6824259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5779108">
                <text:p>92657791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47236">
                <text:p>13676472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59580012">
                <text:p>65958001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610968">
                <text:p>6816109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279772">
                <text:p>92632797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495352">
                <text:p>13674953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59383488">
                <text:p>65938348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900988">
                <text:p>6779009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877292">
                <text:p>92718772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871408">
                <text:p>13678714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59326824">
                <text:p>65932682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297036">
                <text:p>6842970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297948">
                <text:p>926729794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634392">
                <text:p>13686343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59394144">
                <text:p>6593941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694996">
                <text:p>6776949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786292">
                <text:p>92637862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3515992">
                <text:p>13735159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58565856">
                <text:p>6585658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8371660">
                <text:p>6883716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0830404">
                <text:p>92608304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0339388">
                <text:p>13703393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54298056">
                <text:p>6542980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136532">
                <text:p>6821365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1594432">
                <text:p>92615944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509068">
                <text:p>136750906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54469740">
                <text:p>6544697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979748">
                <text:p>6769797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091708">
                <text:p>92630917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10120">
                <text:p>13676101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4756696">
                <text:p>6547566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008696">
                <text:p>6820086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258212">
                <text:p>926825821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057852">
                <text:p>13680578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54694308">
                <text:p>65469430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797868">
                <text:p>6757978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6966820">
                <text:p>92669668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195516">
                <text:p>13681955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4728436">
                <text:p>6547284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268420">
                <text:p>68026842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6554152">
                <text:p>92665541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909892">
                <text:p>13679098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4529392">
                <text:p>6545293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775276">
                <text:p>6777752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197452">
                <text:p>92691974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5596144">
                <text:p>137559614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52235220">
                <text:p>6522352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225668">
                <text:p>6822256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172432">
                <text:p>92691724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6816860">
                <text:p>13668168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53578164">
                <text:p>65357816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829396">
                <text:p>6838293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4595968">
                <text:p>92645959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17184">
                <text:p>136771718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54417900">
                <text:p>6544179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050028">
                <text:p>6780500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863044">
                <text:p>926386304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57252">
                <text:p>13677572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54492384">
                <text:p>6544923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812352">
                <text:p>68181235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999336">
                <text:p>926799933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093024">
                <text:p>13680930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53985396">
                <text:p>6539853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067816">
                <text:p>6830678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150828">
                <text:p>92731508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187488">
                <text:p>13681874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53637168">
                <text:p>6536371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4902764">
                <text:p>67490276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862140">
                <text:p>926786214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111744">
                <text:p>136811174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53697540">
                <text:p>6536975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579040">
                <text:p>67757904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2431648">
                <text:p>926243164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000900">
                <text:p>13680009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53764104">
                <text:p>65376410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545784">
                <text:p>6785457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370756">
                <text:p>92693707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26284">
                <text:p>136762628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53679792">
                <text:p>6536797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223368">
                <text:p>6782233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6854932">
                <text:p>92668549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03388">
                <text:p>13676033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55370532">
                <text:p>65537053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421992">
                <text:p>68442199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514188">
                <text:p>927051418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69348">
                <text:p>136776934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54182496">
                <text:p>6541824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890068">
                <text:p>6808900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446032">
                <text:p>92694460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855244">
                <text:p>136785524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54029928">
                <text:p>65402992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5099404">
                <text:p>68509940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076544">
                <text:p>927107654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478764">
                <text:p>13684787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4032772">
                <text:p>6540327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769760">
                <text:p>6767697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5526784">
                <text:p>92655267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155664">
                <text:p>13681556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54187392">
                <text:p>6541873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452932">
                <text:p>6774529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813456">
                <text:p>92708134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44256">
                <text:p>136774425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52478400">
                <text:p>6524784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463620">
                <text:p>68146362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023552">
                <text:p>92710235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67836">
                <text:p>13677678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53221224">
                <text:p>65322122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433676">
                <text:p>6824336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656576">
                <text:p>92716565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46228">
                <text:p>136764622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54062976">
                <text:p>65406297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664976">
                <text:p>6826649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1768960">
                <text:p>92617689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77656">
                <text:p>136767765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51955716">
                <text:p>65195571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312984">
                <text:p>6843129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4933144">
                <text:p>926493314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498312">
                <text:p>136849831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53909760">
                <text:p>65390976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049368">
                <text:p>6810493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6217372">
                <text:p>92662173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027360">
                <text:p>13680273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53927256">
                <text:p>6539272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976560">
                <text:p>6789765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370416">
                <text:p>92673704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4743520">
                <text:p>13747435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54724476">
                <text:p>65472447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487124">
                <text:p>6764871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771536">
                <text:p>926877153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63796">
                <text:p>13676637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56055828">
                <text:p>65605582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9209884">
                <text:p>6892098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99776716">
                <text:p>92997767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979560">
                <text:p>13689795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56172468">
                <text:p>6561724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413384">
                <text:p>6794133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315619632">
                <text:p>93156196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0279124">
                <text:p>13702791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56070732">
                <text:p>65607073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070620">
                <text:p>67807062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95138584">
                <text:p>92951385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916308">
                <text:p>13689163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56095284">
                <text:p>6560952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7028212">
                <text:p>68702821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306965196">
                <text:p>930696519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0355336">
                <text:p>13703553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55049484">
                <text:p>6550494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217060">
                <text:p>6772170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90858364">
                <text:p>929085836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0017188">
                <text:p>13700171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55377588">
                <text:p>65537758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797256">
                <text:p>67579725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569060">
                <text:p>92715690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9114488">
                <text:p>13691144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56133696">
                <text:p>6561336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468776">
                <text:p>6824687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562380">
                <text:p>927356238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0326824">
                <text:p>13703268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56222040">
                <text:p>6562220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791388">
                <text:p>6757913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95814052">
                <text:p>92958140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0372004">
                <text:p>13703720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55943220">
                <text:p>6559432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683948">
                <text:p>6826839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324281232">
                <text:p>93242812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92352">
                <text:p>13677923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56009820">
                <text:p>6560098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400928">
                <text:p>6794009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258228">
                <text:p>92702582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65820">
                <text:p>13677658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56080956">
                <text:p>6560809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512536">
                <text:p>6805125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321653556">
                <text:p>93216535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603288">
                <text:p>13686032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56265492">
                <text:p>6562654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546180">
                <text:p>6785461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99402424">
                <text:p>929940242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272196">
                <text:p>13682721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56019396">
                <text:p>6560193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556376">
                <text:p>6795563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310937724">
                <text:p>931093772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830980">
                <text:p>13678309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56115156">
                <text:p>6561151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427696">
                <text:p>6774276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9290124">
                <text:p>927929012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35004">
                <text:p>13677350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54721740">
                <text:p>6547217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083860">
                <text:p>6770838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319380">
                <text:p>927331938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76152">
                <text:p>13677761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54619320">
                <text:p>6546193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000744">
                <text:p>6780007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813828">
                <text:p>92678138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279324">
                <text:p>13682793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54943248">
                <text:p>6549432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610556">
                <text:p>67961055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472832">
                <text:p>92714728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240768">
                <text:p>136824076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5502904">
                <text:p>65550290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070448">
                <text:p>6790704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666568">
                <text:p>92696665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808912">
                <text:p>136780891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5033140">
                <text:p>6550331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670140">
                <text:p>67567014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969708">
                <text:p>92679697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10920">
                <text:p>13677109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4192900">
                <text:p>6541929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051040">
                <text:p>68305104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920276">
                <text:p>92719202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4862788">
                <text:p>13748627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5239096">
                <text:p>6552390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275488">
                <text:p>6772754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813020">
                <text:p>92748130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088084">
                <text:p>136708808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55468596">
                <text:p>6554685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8978008">
                <text:p>6889780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5423508">
                <text:p>92754235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059832">
                <text:p>136805983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55348248">
                <text:p>6553482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759856">
                <text:p>68075985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402892">
                <text:p>92724028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039960">
                <text:p>13680399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5343820">
                <text:p>6553438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217664">
                <text:p>67621766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574488">
                <text:p>927057448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642348">
                <text:p>136864234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9419092">
                <text:p>6594190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311168">
                <text:p>6823111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80175220">
                <text:p>92801752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9734084">
                <text:p>136973408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7281844">
                <text:p>6572818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417004">
                <text:p>67741700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5947704">
                <text:p>92759477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449964">
                <text:p>13684499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7039420">
                <text:p>6570394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791628">
                <text:p>6787916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496172">
                <text:p>92684961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286596">
                <text:p>13682865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4984360">
                <text:p>65498436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713724">
                <text:p>6787137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864980">
                <text:p>927186498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214092">
                <text:p>13682140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7194184">
                <text:p>6571941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843956">
                <text:p>67684395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82571704">
                <text:p>92825717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9299852">
                <text:p>13692998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57387648">
                <text:p>6573876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271752">
                <text:p>67827175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7596576">
                <text:p>92775965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422676">
                <text:p>136842267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57277668">
                <text:p>6572776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285848">
                <text:p>6762858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773416">
                <text:p>92697734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85872">
                <text:p>136778587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7234936">
                <text:p>6572349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772452">
                <text:p>67577245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849104">
                <text:p>92718491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699940">
                <text:p>13676999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7202212">
                <text:p>65720221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704184">
                <text:p>6787041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9276948">
                <text:p>927927694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7746164">
                <text:p>13677461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57880776">
                <text:p>65788077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4953272">
                <text:p>6749532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977108">
                <text:p>92749771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9022688">
                <text:p>13690226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8074708">
                <text:p>65807470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675924">
                <text:p>6786759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5580072">
                <text:p>92755800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335556">
                <text:p>136833555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7561348">
                <text:p>6575613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406536">
                <text:p>6784065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759764">
                <text:p>926875976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500688">
                <text:p>13685006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57705420">
                <text:p>6577054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735952">
                <text:p>68073595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489364">
                <text:p>927248936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9245600">
                <text:p>13692456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58210428">
                <text:p>65821042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542924">
                <text:p>6765429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842784">
                <text:p>92738427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350856">
                <text:p>136835085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57754704">
                <text:p>65775470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194192">
                <text:p>67619419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675684">
                <text:p>92706756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2036968">
                <text:p>137203696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57717300">
                <text:p>6577173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413080">
                <text:p>6774130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538656">
                <text:p>92735386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9706688">
                <text:p>13697066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57679572">
                <text:p>6576795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601760">
                <text:p>6826017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6356304">
                <text:p>92763563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5908660">
                <text:p>13759086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7698940">
                <text:p>6576989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040672">
                <text:p>6830406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407156">
                <text:p>92744071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164952">
                <text:p>13681649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57358884">
                <text:p>6573588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675048">
                <text:p>6816750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80285128">
                <text:p>92802851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827208">
                <text:p>13688272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57394488">
                <text:p>65739448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269968">
                <text:p>6802699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152804">
                <text:p>92681528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644472">
                <text:p>136864447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57697356">
                <text:p>6576973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442116">
                <text:p>6754421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408152">
                <text:p>92684081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0060892">
                <text:p>13700608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7519084">
                <text:p>6575190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3632900">
                <text:p>67363290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772516">
                <text:p>92697725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9510416">
                <text:p>13695104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53946444">
                <text:p>6539464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089612">
                <text:p>67608961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305008">
                <text:p>92723050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782316">
                <text:p>13687823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53299236">
                <text:p>6532992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497464">
                <text:p>67749746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710020">
                <text:p>92697100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9226088">
                <text:p>13692260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53932044">
                <text:p>6539320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290196">
                <text:p>6842901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6597100">
                <text:p>926659710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9035432">
                <text:p>136903543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53700528">
                <text:p>65370052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4646768">
                <text:p>6746467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241836">
                <text:p>927324183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571356">
                <text:p>136857135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53903964">
                <text:p>65390396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4275608">
                <text:p>6742756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5446008">
                <text:p>92754460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9639764">
                <text:p>13696397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54138108">
                <text:p>65413810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3332948">
                <text:p>6733329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585044">
                <text:p>927158504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0570508">
                <text:p>13705705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53740272">
                <text:p>6537402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4942760">
                <text:p>6749427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677144">
                <text:p>926867714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9131804">
                <text:p>13691318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53788800">
                <text:p>6537888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513432">
                <text:p>6755134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8863524">
                <text:p>927886352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811908">
                <text:p>13688119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53750820">
                <text:p>6537508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4608212">
                <text:p>67460821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269756">
                <text:p>92712697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342612">
                <text:p>136834261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53983128">
                <text:p>65398312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931248">
                <text:p>6759312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471320">
                <text:p>92714713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135504">
                <text:p>13681355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54002136">
                <text:p>6540021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844324">
                <text:p>6778443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589788">
                <text:p>927058978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9048824">
                <text:p>13690488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53794056">
                <text:p>6537940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195120">
                <text:p>67519512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461032">
                <text:p>92724610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84711452">
                <text:p>13847114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54235236">
                <text:p>6542352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323288">
                <text:p>6763232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555252">
                <text:p>92735552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1819132">
                <text:p>137181913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54618420">
                <text:p>6546184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4092152">
                <text:p>67409215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938564">
                <text:p>927193856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9618992">
                <text:p>13696189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56828532">
                <text:p>65682853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621828">
                <text:p>6756218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130532">
                <text:p>92741305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6758908">
                <text:p>13767589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59849904">
                <text:p>65984990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2504480">
                <text:p>6725044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391420">
                <text:p>92693914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9140840">
                <text:p>13691408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60165084">
                <text:p>6601650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876780">
                <text:p>6758767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124988">
                <text:p>927412498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9603728">
                <text:p>136960372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59672604">
                <text:p>65967260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726616">
                <text:p>6837266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308104">
                <text:p>92723081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9689192">
                <text:p>13696891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9868264">
                <text:p>65986826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255292">
                <text:p>67725529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6648948">
                <text:p>927664894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70214324">
                <text:p>13702143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9856780">
                <text:p>6598567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509336">
                <text:p>6765093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822440">
                <text:p>926882244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9287900">
                <text:p>13692879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9709972">
                <text:p>6597099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330008">
                <text:p>6793300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876252">
                <text:p>92678762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9725480">
                <text:p>13697254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9820816">
                <text:p>65982081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796180">
                <text:p>6807961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217920">
                <text:p>92672179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892944">
                <text:p>136889294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59677356">
                <text:p>6596773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3866972">
                <text:p>6738669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686600">
                <text:p>927168660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368958140">
                <text:p>13689581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342cm" svg:height="25.504cm" xlink:href=".." xlink:type="simple" chart:class="chart:bar" chart:style-name="ch1">
        <chart:legend chart:legend-position="end" svg:x="42.92cm" svg:y="12.453cm" style:legend-expansion="high" chart:style-name="ch2"/>
        <chart:plot-area chart:style-name="ch3" svg:x="0.906cm" svg:y="0.51cm" svg:width="41.108cm" svg:height="24.484cm">
          <chart:coordinate-region svg:x="3.342cm" svg:y="0.709cm" svg:width="38.672cm" svg:height="23.638cm"/>
          <chart:axis chart:dimension="x" chart:name="primary-x" chart:style-name="ch4" chartooo:axis-type="auto">
            <chartooo:date-scale/>
            <chart:categories table:cell-range-address="Sheet1.L1:Sheet1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O2" chart:label-cell-address="Sheet1.K2:Sheet1.K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ND</text:p>
                <draw:g>
                  <svg:desc>Sheet1.L1:Sheet1.O1</svg:desc>
                </draw:g>
              </table:table-cell>
              <table:table-cell office:value-type="string">
                <text:p>FD</text:p>
              </table:table-cell>
              <table:table-cell office:value-type="string">
                <text:p>SND</text:p>
              </table:table-cell>
              <table:table-cell office:value-type="string">
                <text:p>SD</text:p>
              </table:table-cell>
            </table:table-row>
          </table:table-header-rows>
          <table:table-rows>
            <table:table-row>
              <table:table-cell office:value-type="string">
                <text:p>AVG, CPF</text:p>
                <draw:g>
                  <svg:desc>Sheet1.K2:Sheet1.K2</svg:desc>
                </draw:g>
              </table:table-cell>
              <table:table-cell office:value-type="float" office:value="657721027.125">
                <text:p>657721027.125</text:p>
                <draw:g>
                  <svg:desc>Sheet1.L2:Sheet1.O2</svg:desc>
                </draw:g>
              </table:table-cell>
              <table:table-cell office:value-type="float" office:value="681144529.5">
                <text:p>681144529.5</text:p>
              </table:table-cell>
              <table:table-cell office:value-type="float" office:value="9270379770.46875">
                <text:p>9270379770.46875</text:p>
              </table:table-cell>
              <table:table-cell office:value-type="float" office:value="1368784900.125">
                <text:p>1368784900.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